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3.1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7929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 style:data-style-name="N116"/>
    <style:style style:name="ce5" style:family="table-cell" style:parent-style-name="Default" style:data-style-name="N118">
      <style:text-properties fo:font-weight="bold" style:font-weight-asian="bold" style:font-weight-complex="bold"/>
    </style:style>
    <style:style style:name="ce6" style:family="table-cell" style:parent-style-name="Default" style:data-style-name="N118"/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 style:data-style-name="N121"/>
    <style:style style:name="ce9" style:family="table-cell" style:parent-style-name="Default">
      <style:table-cell-properties style:vertical-align="top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8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A_J2000_TXT</text:p>
          </table:table-cell>
          <table:table-cell table:style-name="ce1" office:value-type="string">
            <text:p>DEC_J2000_TXT</text:p>
          </table:table-cell>
          <table:table-cell table:style-name="ce3" office:value-type="string">
            <text:p>R_Sun_kly</text:p>
          </table:table-cell>
          <table:table-cell table:style-name="ce3" office:value-type="string">
            <text:p>R_gc_kly</text:p>
          </table:table-cell>
          <table:table-cell table:style-name="ce5" office:value-type="string">
            <text:p>RA</text:p>
          </table:table-cell>
          <table:table-cell table:style-name="ce5" office:value-type="string">
            <text:p>DEC</text:p>
          </table:table-cell>
          <table:table-cell table:style-name="ce7" office:value-type="string">
            <text:p>Dim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FSR 1767</text:p>
          </table:table-cell>
          <table:table-cell office:value-type="string">
            <text:p>GlobularCluster</text:p>
          </table:table-cell>
          <table:table-cell office:value-type="string">
            <text:p>05:35:43.00</text:p>
          </table:table-cell>
          <table:table-cell office:value-type="string">
            <text:p>-36:21:28</text:p>
          </table:table-cell>
          <table:table-cell office:value-type="float" office:value="4.9">
            <text:p>4.9</text:p>
          </table:table-cell>
          <table:table-cell office:value-type="float" office:value="18.6">
            <text:p>18.6</text:p>
          </table:table-cell>
          <table:table-cell office:value-type="float" office:value="4.60644">
            <text:p>4.6064</text:p>
          </table:table-cell>
          <table:table-cell office:value-type="float" office:value="-0.63456">
            <text:p>-0.6346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M 4, NGC 6121</text:p>
          </table:table-cell>
          <table:table-cell office:value-type="string">
            <text:p>GlobularCluster</text:p>
          </table:table-cell>
          <table:table-cell office:value-type="string">
            <text:p>16:23:35.50</text:p>
          </table:table-cell>
          <table:table-cell office:value-type="string">
            <text:p>-26:31:31</text:p>
          </table:table-cell>
          <table:table-cell office:value-type="float" office:value="7.2">
            <text:p>7.2</text:p>
          </table:table-cell>
          <table:table-cell office:value-type="float" office:value="19.2">
            <text:p>19.2</text:p>
          </table:table-cell>
          <table:table-cell office:value-type="float" office:value="4.29172">
            <text:p>4.2917</text:p>
          </table:table-cell>
          <table:table-cell office:value-type="float" office:value="-0.46295">
            <text:p>-0.4630</text:p>
          </table:table-cell>
          <table:table-cell office:value-type="float" office:value="0.010472">
            <text:p>0.0104720</text:p>
          </table:table-cell>
          <table:table-cell table:number-columns-repeated="247"/>
        </table:table-row>
        <table:table-row table:style-name="ro1">
          <table:table-cell office:value-type="string">
            <text:p>NGC 6397</text:p>
          </table:table-cell>
          <table:table-cell office:value-type="string">
            <text:p>GlobularCluster</text:p>
          </table:table-cell>
          <table:table-cell office:value-type="string">
            <text:p>17:40:41.30</text:p>
          </table:table-cell>
          <table:table-cell office:value-type="string">
            <text:p>-53:40:25</text:p>
          </table:table-cell>
          <table:table-cell office:value-type="float" office:value="7.5">
            <text:p>7.5</text:p>
          </table:table-cell>
          <table:table-cell office:value-type="float" office:value="19.6">
            <text:p>19.6</text:p>
          </table:table-cell>
          <table:table-cell office:value-type="float" office:value="4.62812">
            <text:p>4.6281</text:p>
          </table:table-cell>
          <table:table-cell office:value-type="float" office:value="-0.93678">
            <text:p>-0.9368</text:p>
          </table:table-cell>
          <table:table-cell office:value-type="float" office:value="0.009018">
            <text:p>0.0090180</text:p>
          </table:table-cell>
          <table:table-cell table:number-columns-repeated="247"/>
        </table:table-row>
        <table:table-row table:style-name="ro1">
          <table:table-cell office:value-type="string">
            <text:p>NGC 6544</text:p>
          </table:table-cell>
          <table:table-cell office:value-type="string">
            <text:p>GlobularCluster</text:p>
          </table:table-cell>
          <table:table-cell office:value-type="string">
            <text:p>18:07:20.60</text:p>
          </table:table-cell>
          <table:table-cell office:value-type="string">
            <text:p>-24:59:51</text:p>
          </table:table-cell>
          <table:table-cell office:value-type="float" office:value="8.8">
            <text:p>8.8</text:p>
          </table:table-cell>
          <table:table-cell office:value-type="float" office:value="17.3">
            <text:p>17.3</text:p>
          </table:table-cell>
          <table:table-cell office:value-type="float" office:value="4.74444">
            <text:p>4.7444</text:p>
          </table:table-cell>
          <table:table-cell office:value-type="float" office:value="-0.43629">
            <text:p>-0.4363</text:p>
          </table:table-cell>
          <table:table-cell office:value-type="float" office:value="0.002676">
            <text:p>0.0026760</text:p>
          </table:table-cell>
          <table:table-cell table:number-columns-repeated="247"/>
        </table:table-row>
        <table:table-row table:style-name="ro1">
          <table:table-cell office:value-type="string">
            <text:p>M 22, NGC 6656</text:p>
          </table:table-cell>
          <table:table-cell office:value-type="string">
            <text:p>GlobularCluster</text:p>
          </table:table-cell>
          <table:table-cell office:value-type="string">
            <text:p>18:36:24.20</text:p>
          </table:table-cell>
          <table:table-cell office:value-type="string">
            <text:p>-23:54:12</text:p>
          </table:table-cell>
          <table:table-cell office:value-type="float" office:value="10.4">
            <text:p>10.4</text:p>
          </table:table-cell>
          <table:table-cell office:value-type="float" office:value="16">
            <text:p>16.0</text:p>
          </table:table-cell>
          <table:table-cell office:value-type="float" office:value="4.87122">
            <text:p>4.8712</text:p>
          </table:table-cell>
          <table:table-cell office:value-type="float" office:value="-0.41719">
            <text:p>-0.4172</text:p>
          </table:table-cell>
          <table:table-cell office:value-type="float" office:value="0.009308">
            <text:p>0.0093080</text:p>
          </table:table-cell>
          <table:table-cell table:number-columns-repeated="247"/>
        </table:table-row>
        <table:table-row table:style-name="ro1">
          <table:table-cell office:value-type="string">
            <text:p>NGC 6366</text:p>
          </table:table-cell>
          <table:table-cell office:value-type="string">
            <text:p>GlobularCluster</text:p>
          </table:table-cell>
          <table:table-cell office:value-type="string">
            <text:p>17:27:44.30</text:p>
          </table:table-cell>
          <table:table-cell office:value-type="string">
            <text:p>-05:04:36</text:p>
          </table:table-cell>
          <table:table-cell office:value-type="float" office:value="11.7">
            <text:p>11.7</text:p>
          </table:table-cell>
          <table:table-cell office:value-type="float" office:value="16.3">
            <text:p>16.3</text:p>
          </table:table-cell>
          <table:table-cell office:value-type="float" office:value="4.57162">
            <text:p>4.5716</text:p>
          </table:table-cell>
          <table:table-cell office:value-type="float" office:value="-0.0886">
            <text:p>-0.0886</text:p>
          </table:table-cell>
          <table:table-cell office:value-type="float" office:value="0.003782">
            <text:p>0.0037820</text:p>
          </table:table-cell>
          <table:table-cell table:number-columns-repeated="247"/>
        </table:table-row>
        <table:table-row table:style-name="ro1">
          <table:table-cell office:value-type="string">
            <text:p>2MASS-GC01, Hurt 1</text:p>
          </table:table-cell>
          <table:table-cell office:value-type="string">
            <text:p>GlobularCluster</text:p>
          </table:table-cell>
          <table:table-cell office:value-type="string">
            <text:p>18:08:21.80</text:p>
          </table:table-cell>
          <table:table-cell office:value-type="string">
            <text:p>-19:49:47</text:p>
          </table:table-cell>
          <table:table-cell office:value-type="float" office:value="11.7">
            <text:p>11.7</text:p>
          </table:table-cell>
          <table:table-cell office:value-type="float" office:value="14.7">
            <text:p>14.7</text:p>
          </table:table-cell>
          <table:table-cell office:value-type="float" office:value="4.74888">
            <text:p>4.7489</text:p>
          </table:table-cell>
          <table:table-cell office:value-type="float" office:value="-0.34609">
            <text:p>-0.3461</text:p>
          </table:table-cell>
          <table:table-cell office:value-type="float" office:value="0.00096">
            <text:p>0.0009600</text:p>
          </table:table-cell>
          <table:table-cell table:number-columns-repeated="247"/>
        </table:table-row>
        <table:table-row table:style-name="ro1">
          <table:table-cell office:value-type="string">
            <text:p>NGC 6540, Djorg 3</text:p>
          </table:table-cell>
          <table:table-cell office:value-type="string">
            <text:p>GlobularCluster</text:p>
          </table:table-cell>
          <table:table-cell office:value-type="string">
            <text:p>18:06:08.60</text:p>
          </table:table-cell>
          <table:table-cell office:value-type="string">
            <text:p>-27:45:55</text:p>
          </table:table-cell>
          <table:table-cell office:value-type="float" office:value="12.1">
            <text:p>12.1</text:p>
          </table:table-cell>
          <table:table-cell office:value-type="float" office:value="14.4">
            <text:p>14.4</text:p>
          </table:table-cell>
          <table:table-cell office:value-type="float" office:value="4.7392">
            <text:p>4.7392</text:p>
          </table:table-cell>
          <table:table-cell office:value-type="float" office:value="-0.4846">
            <text:p>-0.4846</text:p>
          </table:table-cell>
          <table:table-cell office:value-type="float" office:value="0.000436">
            <text:p>0.0004360</text:p>
          </table:table-cell>
          <table:table-cell table:number-columns-repeated="247"/>
        </table:table-row>
        <table:table-row table:style-name="ro1">
          <table:table-cell office:value-type="string">
            <text:p>2MASS-GC02, Hurt 2</text:p>
          </table:table-cell>
          <table:table-cell office:value-type="string">
            <text:p>GlobularCluster</text:p>
          </table:table-cell>
          <table:table-cell office:value-type="string">
            <text:p>18:09:36.50</text:p>
          </table:table-cell>
          <table:table-cell office:value-type="string">
            <text:p>-20:46:44</text:p>
          </table:table-cell>
          <table:table-cell office:value-type="float" office:value="13">
            <text:p>13.0</text:p>
          </table:table-cell>
          <table:table-cell office:value-type="float" office:value="13.4">
            <text:p>13.4</text:p>
          </table:table-cell>
          <table:table-cell office:value-type="float" office:value="4.75432">
            <text:p>4.7543</text:p>
          </table:table-cell>
          <table:table-cell office:value-type="float" office:value="-0.36266">
            <text:p>-0.3627</text:p>
          </table:table-cell>
          <table:table-cell office:value-type="float" office:value="0.000553">
            <text:p>0.0005530</text:p>
          </table:table-cell>
          <table:table-cell table:number-columns-repeated="247"/>
        </table:table-row>
        <table:table-row table:style-name="ro1">
          <table:table-cell office:value-type="string">
            <text:p>NGC 6752</text:p>
          </table:table-cell>
          <table:table-cell office:value-type="string">
            <text:p>GlobularCluster</text:p>
          </table:table-cell>
          <table:table-cell office:value-type="string">
            <text:p>19:10:51.80</text:p>
          </table:table-cell>
          <table:table-cell office:value-type="string">
            <text:p>-59:58:55</text:p>
          </table:table-cell>
          <table:table-cell office:value-type="float" office:value="13">
            <text:p>13.0</text:p>
          </table:table-cell>
          <table:table-cell office:value-type="float" office:value="17">
            <text:p>17.0</text:p>
          </table:table-cell>
          <table:table-cell office:value-type="float" office:value="5.02158">
            <text:p>5.0216</text:p>
          </table:table-cell>
          <table:table-cell office:value-type="float" office:value="-1.04688">
            <text:p>-1.0469</text:p>
          </table:table-cell>
          <table:table-cell office:value-type="float" office:value="0.008436">
            <text:p>0.0084360</text:p>
          </table:table-cell>
          <table:table-cell table:number-columns-repeated="247"/>
        </table:table-row>
        <table:table-row table:style-name="ro1">
          <table:table-cell office:value-type="string">
            <text:p>M 71, NGC 6838</text:p>
          </table:table-cell>
          <table:table-cell office:value-type="string">
            <text:p>GlobularCluster</text:p>
          </table:table-cell>
          <table:table-cell office:value-type="string">
            <text:p>19:53:46.10</text:p>
          </table:table-cell>
          <table:table-cell office:value-type="string">
            <text:p>18:46:42</text:p>
          </table:table-cell>
          <table:table-cell office:value-type="float" office:value="13">
            <text:p>13.0</text:p>
          </table:table-cell>
          <table:table-cell office:value-type="float" office:value="21.9">
            <text:p>21.9</text:p>
          </table:table-cell>
          <table:table-cell office:value-type="float" office:value="5.2088">
            <text:p>5.2088</text:p>
          </table:table-cell>
          <table:table-cell office:value-type="float" office:value="0.32774">
            <text:p>0.3277</text:p>
          </table:table-cell>
          <table:table-cell office:value-type="float" office:value="0.002094">
            <text:p>0.0020940</text:p>
          </table:table-cell>
          <table:table-cell table:number-columns-repeated="247"/>
        </table:table-row>
        <table:table-row table:style-name="ro1">
          <table:table-cell office:value-type="string">
            <text:p>E 3</text:p>
          </table:table-cell>
          <table:table-cell office:value-type="string">
            <text:p>GlobularCluster</text:p>
          </table:table-cell>
          <table:table-cell office:value-type="string">
            <text:p>09:20:59.30</text:p>
          </table:table-cell>
          <table:table-cell office:value-type="string">
            <text:p>-77:16:57</text:p>
          </table:table-cell>
          <table:table-cell office:value-type="float" office:value="14">
            <text:p>14.0</text:p>
          </table:table-cell>
          <table:table-cell office:value-type="float" office:value="24.8">
            <text:p>24.8</text:p>
          </table:table-cell>
          <table:table-cell office:value-type="float" office:value="2.44778">
            <text:p>2.4478</text:p>
          </table:table-cell>
          <table:table-cell office:value-type="float" office:value="-1.34883">
            <text:p>-1.3488</text:p>
          </table:table-cell>
          <table:table-cell office:value-type="float" office:value="0.000121">
            <text:p>0.0001210</text:p>
          </table:table-cell>
          <table:table-cell table:number-columns-repeated="247"/>
        </table:table-row>
        <table:table-row table:style-name="ro1">
          <table:table-cell office:value-type="string">
            <text:p>M 10, NGC 6254</text:p>
          </table:table-cell>
          <table:table-cell office:value-type="string">
            <text:p>GlobularCluster</text:p>
          </table:table-cell>
          <table:table-cell office:value-type="string">
            <text:p>16:57:08.90</text:p>
          </table:table-cell>
          <table:table-cell office:value-type="string">
            <text:p>-04:05:58</text:p>
          </table:table-cell>
          <table:table-cell office:value-type="float" office:value="14.4">
            <text:p>14.4</text:p>
          </table:table-cell>
          <table:table-cell office:value-type="float" office:value="15">
            <text:p>15.0</text:p>
          </table:table-cell>
          <table:table-cell office:value-type="float" office:value="4.43814">
            <text:p>4.4381</text:p>
          </table:table-cell>
          <table:table-cell office:value-type="float" office:value="-0.07155">
            <text:p>-0.0716</text:p>
          </table:table-cell>
          <table:table-cell office:value-type="float" office:value="0.005818">
            <text:p>0.0058180</text:p>
          </table:table-cell>
          <table:table-cell table:number-columns-repeated="247"/>
        </table:table-row>
        <table:table-row table:style-name="ro1">
          <table:table-cell office:value-type="string">
            <text:p>NGC 104, 47 Tuc</text:p>
          </table:table-cell>
          <table:table-cell office:value-type="string">
            <text:p>GlobularCluster</text:p>
          </table:table-cell>
          <table:table-cell office:value-type="string">
            <text:p>00:24:05.20</text:p>
          </table:table-cell>
          <table:table-cell office:value-type="string">
            <text:p>-72:04:51</text:p>
          </table:table-cell>
          <table:table-cell office:value-type="float" office:value="14.7">
            <text:p>14.7</text:p>
          </table:table-cell>
          <table:table-cell office:value-type="float" office:value="24.1">
            <text:p>24.1</text:p>
          </table:table-cell>
          <table:table-cell office:value-type="float" office:value="0.1051">
            <text:p>0.1051</text:p>
          </table:table-cell>
          <table:table-cell office:value-type="float" office:value="-1.25805">
            <text:p>-1.2581</text:p>
          </table:table-cell>
          <table:table-cell office:value-type="float" office:value="0.014544">
            <text:p>0.0145440</text:p>
          </table:table-cell>
          <table:table-cell table:number-columns-repeated="247"/>
        </table:table-row>
        <table:table-row table:style-name="ro1">
          <table:table-cell office:value-type="string">
            <text:p>Terzan 12</text:p>
          </table:table-cell>
          <table:table-cell office:value-type="string">
            <text:p>GlobularCluster</text:p>
          </table:table-cell>
          <table:table-cell office:value-type="string">
            <text:p>18:12:15.80</text:p>
          </table:table-cell>
          <table:table-cell office:value-type="string">
            <text:p>-22:44:31</text:p>
          </table:table-cell>
          <table:table-cell office:value-type="float" office:value="15.7">
            <text:p>15.7</text:p>
          </table:table-cell>
          <table:table-cell office:value-type="float" office:value="11.1">
            <text:p>11.1</text:p>
          </table:table-cell>
          <table:table-cell office:value-type="float" office:value="4.7659">
            <text:p>4.7659</text:p>
          </table:table-cell>
          <table:table-cell office:value-type="float" office:value="-0.39692">
            <text:p>-0.3969</text:p>
          </table:table-cell>
          <table:table-cell office:value-type="float" office:value="0.000291">
            <text:p>0.0002910</text:p>
          </table:table-cell>
          <table:table-cell table:number-columns-repeated="247"/>
        </table:table-row>
        <table:table-row table:style-name="ro1">
          <table:table-cell office:value-type="string">
            <text:p>M 12, NGC 6218</text:p>
          </table:table-cell>
          <table:table-cell office:value-type="string">
            <text:p>GlobularCluster</text:p>
          </table:table-cell>
          <table:table-cell office:value-type="string">
            <text:p>16:47:14.50</text:p>
          </table:table-cell>
          <table:table-cell office:value-type="string">
            <text:p>-01:56:52</text:p>
          </table:table-cell>
          <table:table-cell office:value-type="float" office:value="16">
            <text:p>16.0</text:p>
          </table:table-cell>
          <table:table-cell office:value-type="float" office:value="14.7">
            <text:p>14.7</text:p>
          </table:table-cell>
          <table:table-cell office:value-type="float" office:value="4.39492">
            <text:p>4.3949</text:p>
          </table:table-cell>
          <table:table-cell office:value-type="float" office:value="-0.034">
            <text:p>-0.0340</text:p>
          </table:table-cell>
          <table:table-cell office:value-type="float" office:value="0.004654">
            <text:p>0.0046540</text:p>
          </table:table-cell>
          <table:table-cell table:number-columns-repeated="247"/>
        </table:table-row>
        <table:table-row table:style-name="ro1">
          <table:table-cell office:value-type="string">
            <text:p>NGC 3201</text:p>
          </table:table-cell>
          <table:table-cell office:value-type="string">
            <text:p>GlobularCluster</text:p>
          </table:table-cell>
          <table:table-cell office:value-type="string">
            <text:p>10:17:36.80</text:p>
          </table:table-cell>
          <table:table-cell office:value-type="string">
            <text:p>-46:24:40</text:p>
          </table:table-cell>
          <table:table-cell office:value-type="float" office:value="16.3">
            <text:p>16.3</text:p>
          </table:table-cell>
          <table:table-cell office:value-type="float" office:value="29">
            <text:p>29.0</text:p>
          </table:table-cell>
          <table:table-cell office:value-type="float" office:value="2.69484">
            <text:p>2.6948</text:p>
          </table:table-cell>
          <table:table-cell office:value-type="float" office:value="-0.81003">
            <text:p>-0.8100</text:p>
          </table:table-cell>
          <table:table-cell office:value-type="float" office:value="0.005818">
            <text:p>0.0058180</text:p>
          </table:table-cell>
          <table:table-cell table:number-columns-repeated="247"/>
        </table:table-row>
        <table:table-row table:style-name="ro1">
          <table:table-cell office:value-type="string">
            <text:p>NGC 5139, Omega Cen</text:p>
          </table:table-cell>
          <table:table-cell office:value-type="string">
            <text:p>GlobularCluster</text:p>
          </table:table-cell>
          <table:table-cell office:value-type="string">
            <text:p>13:26:45.90</text:p>
          </table:table-cell>
          <table:table-cell office:value-type="string">
            <text:p>-47:28:37</text:p>
          </table:table-cell>
          <table:table-cell office:value-type="float" office:value="17.3">
            <text:p>17.3</text:p>
          </table:table-cell>
          <table:table-cell office:value-type="float" office:value="20.9">
            <text:p>20.9</text:p>
          </table:table-cell>
          <table:table-cell office:value-type="float" office:value="3.52018">
            <text:p>3.5202</text:p>
          </table:table-cell>
          <table:table-cell office:value-type="float" office:value="-0.82863">
            <text:p>-0.8286</text:p>
          </table:table-cell>
          <table:table-cell office:value-type="float" office:value="0.015999">
            <text:p>0.0159990</text:p>
          </table:table-cell>
          <table:table-cell table:number-columns-repeated="247"/>
        </table:table-row>
        <table:table-row table:style-name="ro1">
          <table:table-cell office:value-type="string">
            <text:p>M 55, NGC 6809</text:p>
          </table:table-cell>
          <table:table-cell office:value-type="string">
            <text:p>GlobularCluster</text:p>
          </table:table-cell>
          <table:table-cell office:value-type="string">
            <text:p>19:39:59.40</text:p>
          </table:table-cell>
          <table:table-cell office:value-type="string">
            <text:p>-30:57:44</text:p>
          </table:table-cell>
          <table:table-cell office:value-type="float" office:value="17.3">
            <text:p>17.3</text:p>
          </table:table-cell>
          <table:table-cell office:value-type="float" office:value="12.7">
            <text:p>12.7</text:p>
          </table:table-cell>
          <table:table-cell office:value-type="float" office:value="5.14868">
            <text:p>5.1487</text:p>
          </table:table-cell>
          <table:table-cell office:value-type="float" office:value="-0.54039">
            <text:p>-0.5404</text:p>
          </table:table-cell>
          <table:table-cell office:value-type="float" office:value="0.005527">
            <text:p>0.0055270</text:p>
          </table:table-cell>
          <table:table-cell table:number-columns-repeated="247"/>
        </table:table-row>
        <table:table-row table:style-name="ro1">
          <table:table-cell office:value-type="string">
            <text:p>IC 1276, Palomar 7</text:p>
          </table:table-cell>
          <table:table-cell office:value-type="string">
            <text:p>GlobularCluster</text:p>
          </table:table-cell>
          <table:table-cell office:value-type="string">
            <text:p>18:10:44.20</text:p>
          </table:table-cell>
          <table:table-cell office:value-type="string">
            <text:p>-07:12:27</text:p>
          </table:table-cell>
          <table:table-cell office:value-type="float" office:value="17.6">
            <text:p>17.6</text:p>
          </table:table-cell>
          <table:table-cell office:value-type="float" office:value="12.1">
            <text:p>12.1</text:p>
          </table:table-cell>
          <table:table-cell office:value-type="float" office:value="4.75924">
            <text:p>4.7592</text:p>
          </table:table-cell>
          <table:table-cell office:value-type="float" office:value="-0.12579">
            <text:p>-0.1258</text:p>
          </table:table-cell>
          <table:table-cell office:value-type="float" office:value="0.002327">
            <text:p>0.0023270</text:p>
          </table:table-cell>
          <table:table-cell table:number-columns-repeated="247"/>
        </table:table-row>
        <table:table-row table:style-name="ro1">
          <table:table-cell office:value-type="string">
            <text:p>Terzan 1, HP 2</text:p>
          </table:table-cell>
          <table:table-cell office:value-type="string">
            <text:p>GlobularCluster</text:p>
          </table:table-cell>
          <table:table-cell office:value-type="string">
            <text:p>17:35:47.80</text:p>
          </table:table-cell>
          <table:table-cell office:value-type="string">
            <text:p>-30:28:11</text:p>
          </table:table-cell>
          <table:table-cell office:value-type="float" office:value="18.3">
            <text:p>18.3</text:p>
          </table:table-cell>
          <table:table-cell office:value-type="float" office:value="8.2">
            <text:p>8.2</text:p>
          </table:table-cell>
          <table:table-cell office:value-type="float" office:value="4.60678">
            <text:p>4.6068</text:p>
          </table:table-cell>
          <table:table-cell office:value-type="float" office:value="-0.5318">
            <text:p>-0.5318</text:p>
          </table:table-cell>
          <table:table-cell office:value-type="float" office:value="0.000698">
            <text:p>0.0006980</text:p>
          </table:table-cell>
          <table:table-cell table:number-columns-repeated="247"/>
        </table:table-row>
        <table:table-row table:style-name="ro1">
          <table:table-cell office:value-type="string">
            <text:p>M 28, NGC 6626</text:p>
          </table:table-cell>
          <table:table-cell office:value-type="string">
            <text:p>GlobularCluster</text:p>
          </table:table-cell>
          <table:table-cell office:value-type="string">
            <text:p>18:24:32.90</text:p>
          </table:table-cell>
          <table:table-cell office:value-type="string">
            <text:p>-24:52:12</text:p>
          </table:table-cell>
          <table:table-cell office:value-type="float" office:value="18.3">
            <text:p>18.3</text:p>
          </table:table-cell>
          <table:table-cell office:value-type="float" office:value="8.8">
            <text:p>8.8</text:p>
          </table:table-cell>
          <table:table-cell office:value-type="float" office:value="4.8195">
            <text:p>4.8195</text:p>
          </table:table-cell>
          <table:table-cell office:value-type="float" office:value="-0.43406">
            <text:p>-0.4341</text:p>
          </table:table-cell>
          <table:table-cell office:value-type="float" office:value="0.003258">
            <text:p>0.0032580</text:p>
          </table:table-cell>
          <table:table-cell table:number-columns-repeated="247"/>
        </table:table-row>
        <table:table-row table:style-name="ro1">
          <table:table-cell office:value-type="string">
            <text:p>Terzan 10</text:p>
          </table:table-cell>
          <table:table-cell office:value-type="string">
            <text:p>GlobularCluster</text:p>
          </table:table-cell>
          <table:table-cell office:value-type="string">
            <text:p>18:02:57.40</text:p>
          </table:table-cell>
          <table:table-cell office:value-type="string">
            <text:p>-26:04:00</text:p>
          </table:table-cell>
          <table:table-cell office:value-type="float" office:value="18.6">
            <text:p>18.6</text:p>
          </table:table-cell>
          <table:table-cell office:value-type="float" office:value="7.8">
            <text:p>7.8</text:p>
          </table:table-cell>
          <table:table-cell office:value-type="float" office:value="4.72528">
            <text:p>4.7253</text:p>
          </table:table-cell>
          <table:table-cell office:value-type="float" office:value="-0.45495">
            <text:p>-0.4550</text:p>
          </table:table-cell>
          <table:table-cell office:value-type="float" office:value="0.000436">
            <text:p>0.0004360</text:p>
          </table:table-cell>
          <table:table-cell table:number-columns-repeated="247"/>
        </table:table-row>
        <table:table-row table:style-name="ro1">
          <table:table-cell office:value-type="string">
            <text:p>NGC 6352</text:p>
          </table:table-cell>
          <table:table-cell office:value-type="string">
            <text:p>GlobularCluster</text:p>
          </table:table-cell>
          <table:table-cell office:value-type="string">
            <text:p>17:25:29.20</text:p>
          </table:table-cell>
          <table:table-cell office:value-type="string">
            <text:p>-48:25:22</text:p>
          </table:table-cell>
          <table:table-cell office:value-type="float" office:value="18.6">
            <text:p>18.6</text:p>
          </table:table-cell>
          <table:table-cell office:value-type="float" office:value="10.8">
            <text:p>10.8</text:p>
          </table:table-cell>
          <table:table-cell office:value-type="float" office:value="4.5618">
            <text:p>4.5618</text:p>
          </table:table-cell>
          <table:table-cell office:value-type="float" office:value="-0.84514">
            <text:p>-0.8451</text:p>
          </table:table-cell>
          <table:table-cell office:value-type="float" office:value="0.002618">
            <text:p>0.0026180</text:p>
          </table:table-cell>
          <table:table-cell table:number-columns-repeated="247"/>
        </table:table-row>
        <table:table-row table:style-name="ro1">
          <table:table-cell office:value-type="string">
            <text:p>NGC 4372</text:p>
          </table:table-cell>
          <table:table-cell office:value-type="string">
            <text:p>GlobularCluster</text:p>
          </table:table-cell>
          <table:table-cell office:value-type="string">
            <text:p>12:25:45.40</text:p>
          </table:table-cell>
          <table:table-cell office:value-type="string">
            <text:p>-72:39:33</text:p>
          </table:table-cell>
          <table:table-cell office:value-type="float" office:value="18.9">
            <text:p>18.9</text:p>
          </table:table-cell>
          <table:table-cell office:value-type="float" office:value="23.2">
            <text:p>23.2</text:p>
          </table:table-cell>
          <table:table-cell office:value-type="float" office:value="3.25398">
            <text:p>3.2540</text:p>
          </table:table-cell>
          <table:table-cell office:value-type="float" office:value="-1.26814">
            <text:p>-1.2681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Palomar 6</text:p>
          </table:table-cell>
          <table:table-cell office:value-type="string">
            <text:p>GlobularCluster</text:p>
          </table:table-cell>
          <table:table-cell office:value-type="string">
            <text:p>17:43:42.20</text:p>
          </table:table-cell>
          <table:table-cell office:value-type="string">
            <text:p>-26:13:21</text:p>
          </table:table-cell>
          <table:table-cell office:value-type="float" office:value="19.2">
            <text:p>19.2</text:p>
          </table:table-cell>
          <table:table-cell office:value-type="float" office:value="7.2">
            <text:p>7.2</text:p>
          </table:table-cell>
          <table:table-cell office:value-type="float" office:value="4.64128">
            <text:p>4.6413</text:p>
          </table:table-cell>
          <table:table-cell office:value-type="float" office:value="-0.45767">
            <text:p>-0.4577</text:p>
          </table:table-cell>
          <table:table-cell office:value-type="float" office:value="0.000349">
            <text:p>0.0003490</text:p>
          </table:table-cell>
          <table:table-cell table:number-columns-repeated="247"/>
        </table:table-row>
        <table:table-row table:style-name="ro1">
          <table:table-cell office:value-type="string">
            <text:p>Palomar 10</text:p>
          </table:table-cell>
          <table:table-cell office:value-type="string">
            <text:p>GlobularCluster</text:p>
          </table:table-cell>
          <table:table-cell office:value-type="string">
            <text:p>19:18:02.10</text:p>
          </table:table-cell>
          <table:table-cell office:value-type="string">
            <text:p>18:34:18</text:p>
          </table:table-cell>
          <table:table-cell office:value-type="float" office:value="19.2">
            <text:p>19.2</text:p>
          </table:table-cell>
          <table:table-cell office:value-type="float" office:value="20.9">
            <text:p>20.9</text:p>
          </table:table-cell>
          <table:table-cell office:value-type="float" office:value="5.05288">
            <text:p>5.0529</text:p>
          </table:table-cell>
          <table:table-cell office:value-type="float" office:value="0.32414">
            <text:p>0.3241</text:p>
          </table:table-cell>
          <table:table-cell office:value-type="float" office:value="0.001164">
            <text:p>0.0011640</text:p>
          </table:table-cell>
          <table:table-cell table:number-columns-repeated="247"/>
        </table:table-row>
        <table:table-row table:style-name="ro1">
          <table:table-cell office:value-type="string">
            <text:p>NGC 6304</text:p>
          </table:table-cell>
          <table:table-cell office:value-type="string">
            <text:p>GlobularCluster</text:p>
          </table:table-cell>
          <table:table-cell office:value-type="string">
            <text:p>17:14:32.50</text:p>
          </table:table-cell>
          <table:table-cell office:value-type="string">
            <text:p>-29:27:44</text:p>
          </table:table-cell>
          <table:table-cell office:value-type="float" office:value="19.6">
            <text:p>19.6</text:p>
          </table:table-cell>
          <table:table-cell office:value-type="float" office:value="7.2">
            <text:p>7.2</text:p>
          </table:table-cell>
          <table:table-cell office:value-type="float" office:value="4.51404">
            <text:p>4.5140</text:p>
          </table:table-cell>
          <table:table-cell office:value-type="float" office:value="-0.51421">
            <text:p>-0.5142</text:p>
          </table:table-cell>
          <table:table-cell office:value-type="float" office:value="0.002327">
            <text:p>0.0023270</text:p>
          </table:table-cell>
          <table:table-cell table:number-columns-repeated="247"/>
        </table:table-row>
        <table:table-row table:style-name="ro1">
          <table:table-cell office:value-type="string">
            <text:p>NGC 6553</text:p>
          </table:table-cell>
          <table:table-cell office:value-type="string">
            <text:p>GlobularCluster</text:p>
          </table:table-cell>
          <table:table-cell office:value-type="string">
            <text:p>18:09:15.60</text:p>
          </table:table-cell>
          <table:table-cell office:value-type="string">
            <text:p>-25:54:28</text:p>
          </table:table-cell>
          <table:table-cell office:value-type="float" office:value="19.6">
            <text:p>19.6</text:p>
          </table:table-cell>
          <table:table-cell office:value-type="float" office:value="7.2">
            <text:p>7.2</text:p>
          </table:table-cell>
          <table:table-cell office:value-type="float" office:value="4.7528">
            <text:p>4.7528</text:p>
          </table:table-cell>
          <table:table-cell office:value-type="float" office:value="-0.45218">
            <text:p>-0.4522</text:p>
          </table:table-cell>
          <table:table-cell office:value-type="float" office:value="0.002676">
            <text:p>0.0026760</text:p>
          </table:table-cell>
          <table:table-cell table:number-columns-repeated="247"/>
        </table:table-row>
        <table:table-row table:style-name="ro1">
          <table:table-cell office:value-type="string">
            <text:p>M 107, NGC 6171</text:p>
          </table:table-cell>
          <table:table-cell office:value-type="string">
            <text:p>GlobularCluster</text:p>
          </table:table-cell>
          <table:table-cell office:value-type="string">
            <text:p>16:32:31.90</text:p>
          </table:table-cell>
          <table:table-cell office:value-type="string">
            <text:p>-13:03:13</text:p>
          </table:table-cell>
          <table:table-cell office:value-type="float" office:value="20.9">
            <text:p>20.9</text:p>
          </table:table-cell>
          <table:table-cell office:value-type="float" office:value="10.8">
            <text:p>10.8</text:p>
          </table:table-cell>
          <table:table-cell office:value-type="float" office:value="4.33074">
            <text:p>4.3307</text:p>
          </table:table-cell>
          <table:table-cell office:value-type="float" office:value="-0.22783">
            <text:p>-0.2278</text:p>
          </table:table-cell>
          <table:table-cell office:value-type="float" office:value="0.003782">
            <text:p>0.0037820</text:p>
          </table:table-cell>
          <table:table-cell table:number-columns-repeated="247"/>
        </table:table-row>
        <table:table-row table:style-name="ro1">
          <table:table-cell office:value-type="string">
            <text:p>Terzan 9</text:p>
          </table:table-cell>
          <table:table-cell office:value-type="string">
            <text:p>GlobularCluster</text:p>
          </table:table-cell>
          <table:table-cell office:value-type="string">
            <text:p>18:01:38.80</text:p>
          </table:table-cell>
          <table:table-cell office:value-type="string">
            <text:p>-26:50:23</text:p>
          </table:table-cell>
          <table:table-cell office:value-type="float" office:value="21.2">
            <text:p>21.2</text:p>
          </table:table-cell>
          <table:table-cell office:value-type="float" office:value="5.2">
            <text:p>5.2</text:p>
          </table:table-cell>
          <table:table-cell office:value-type="float" office:value="4.71958">
            <text:p>4.7196</text:p>
          </table:table-cell>
          <table:table-cell office:value-type="float" office:value="-0.46844">
            <text:p>-0.4684</text:p>
          </table:table-cell>
          <table:table-cell office:value-type="float" office:value="0.000058">
            <text:p>0.0000580</text:p>
          </table:table-cell>
          <table:table-cell table:number-columns-repeated="247"/>
        </table:table-row>
        <table:table-row table:style-name="ro1">
          <table:table-cell office:value-type="string">
            <text:p>NGC 4833</text:p>
          </table:table-cell>
          <table:table-cell office:value-type="string">
            <text:p>GlobularCluster</text:p>
          </table:table-cell>
          <table:table-cell office:value-type="string">
            <text:p>12:59:35.00</text:p>
          </table:table-cell>
          <table:table-cell office:value-type="string">
            <text:p>-70:52:29</text:p>
          </table:table-cell>
          <table:table-cell office:value-type="float" office:value="21.2">
            <text:p>21.2</text:p>
          </table:table-cell>
          <table:table-cell office:value-type="float" office:value="22.8">
            <text:p>22.8</text:p>
          </table:table-cell>
          <table:table-cell office:value-type="float" office:value="3.40158">
            <text:p>3.4016</text:p>
          </table:table-cell>
          <table:table-cell office:value-type="float" office:value="-1.237">
            <text:p>-1.2370</text:p>
          </table:table-cell>
          <table:table-cell office:value-type="float" office:value="0.004072">
            <text:p>0.0040720</text:p>
          </table:table-cell>
          <table:table-cell table:number-columns-repeated="247"/>
        </table:table-row>
        <table:table-row table:style-name="ro1">
          <table:table-cell office:value-type="string">
            <text:p>Djorg 2, E456-SC38</text:p>
          </table:table-cell>
          <table:table-cell office:value-type="string">
            <text:p>GlobularCluster</text:p>
          </table:table-cell>
          <table:table-cell office:value-type="string">
            <text:p>18:01:49.10</text:p>
          </table:table-cell>
          <table:table-cell office:value-type="string">
            <text:p>-27:49:33</text:p>
          </table:table-cell>
          <table:table-cell office:value-type="float" office:value="21.9">
            <text:p>21.9</text:p>
          </table:table-cell>
          <table:table-cell office:value-type="float" office:value="4.6">
            <text:p>4.6</text:p>
          </table:table-cell>
          <table:table-cell office:value-type="float" office:value="4.72032">
            <text:p>4.7203</text:p>
          </table:table-cell>
          <table:table-cell office:value-type="float" office:value="-0.48565">
            <text:p>-0.4857</text:p>
          </table:table-cell>
          <table:table-cell office:value-type="float" office:value="0.00288">
            <text:p>0.0028800</text:p>
          </table:table-cell>
          <table:table-cell table:number-columns-repeated="247"/>
        </table:table-row>
        <table:table-row table:style-name="ro1">
          <table:table-cell office:value-type="string">
            <text:p>NGC 6535</text:p>
          </table:table-cell>
          <table:table-cell office:value-type="string">
            <text:p>GlobularCluster</text:p>
          </table:table-cell>
          <table:table-cell office:value-type="string">
            <text:p>18:03:50.70</text:p>
          </table:table-cell>
          <table:table-cell office:value-type="string">
            <text:p>-00:17:49</text:p>
          </table:table-cell>
          <table:table-cell office:value-type="float" office:value="22.2">
            <text:p>22.2</text:p>
          </table:table-cell>
          <table:table-cell office:value-type="float" office:value="12.7">
            <text:p>12.7</text:p>
          </table:table-cell>
          <table:table-cell office:value-type="float" office:value="4.72916">
            <text:p>4.7292</text:p>
          </table:table-cell>
          <table:table-cell office:value-type="float" office:value="-0.00518">
            <text:p>-0.0052</text:p>
          </table:table-cell>
          <table:table-cell office:value-type="float" office:value="0.000989">
            <text:p>0.0009890</text:p>
          </table:table-cell>
          <table:table-cell table:number-columns-repeated="247"/>
        </table:table-row>
        <table:table-row table:style-name="ro1">
          <table:table-cell office:value-type="string">
            <text:p>M 62, NGC 6266</text:p>
          </table:table-cell>
          <table:table-cell office:value-type="string">
            <text:p>GlobularCluster</text:p>
          </table:table-cell>
          <table:table-cell office:value-type="string">
            <text:p>17:01:12.60</text:p>
          </table:table-cell>
          <table:table-cell office:value-type="string">
            <text:p>-30:06:44</text:p>
          </table:table-cell>
          <table:table-cell office:value-type="float" office:value="22.5">
            <text:p>22.5</text:p>
          </table:table-cell>
          <table:table-cell office:value-type="float" office:value="5.5">
            <text:p>5.5</text:p>
          </table:table-cell>
          <table:table-cell office:value-type="float" office:value="4.45586">
            <text:p>4.4559</text:p>
          </table:table-cell>
          <table:table-cell office:value-type="float" office:value="-0.52556">
            <text:p>-0.5256</text:p>
          </table:table-cell>
          <table:table-cell office:value-type="float" office:value="0.004363">
            <text:p>0.0043630</text:p>
          </table:table-cell>
          <table:table-cell table:number-columns-repeated="247"/>
        </table:table-row>
        <table:table-row table:style-name="ro1">
          <table:table-cell office:value-type="string">
            <text:p>NGC 6712</text:p>
          </table:table-cell>
          <table:table-cell office:value-type="string">
            <text:p>GlobularCluster</text:p>
          </table:table-cell>
          <table:table-cell office:value-type="string">
            <text:p>18:53:04.30</text:p>
          </table:table-cell>
          <table:table-cell office:value-type="string">
            <text:p>-08:42:22</text:p>
          </table:table-cell>
          <table:table-cell office:value-type="float" office:value="22.5">
            <text:p>22.5</text:p>
          </table:table-cell>
          <table:table-cell office:value-type="float" office:value="11.4">
            <text:p>11.4</text:p>
          </table:table-cell>
          <table:table-cell office:value-type="float" office:value="4.94396">
            <text:p>4.9440</text:p>
          </table:table-cell>
          <table:table-cell office:value-type="float" office:value="-0.15195">
            <text:p>-0.1520</text:p>
          </table:table-cell>
          <table:table-cell office:value-type="float" office:value="0.002851">
            <text:p>0.0028510</text:p>
          </table:table-cell>
          <table:table-cell table:number-columns-repeated="247"/>
        </table:table-row>
        <table:table-row table:style-name="ro1">
          <table:table-cell office:value-type="string">
            <text:p>NGC 6541</text:p>
          </table:table-cell>
          <table:table-cell office:value-type="string">
            <text:p>GlobularCluster</text:p>
          </table:table-cell>
          <table:table-cell office:value-type="string">
            <text:p>18:08:02.20</text:p>
          </table:table-cell>
          <table:table-cell office:value-type="string">
            <text:p>-43:42:20</text:p>
          </table:table-cell>
          <table:table-cell office:value-type="float" office:value="22.8">
            <text:p>22.8</text:p>
          </table:table-cell>
          <table:table-cell office:value-type="float" office:value="7.2">
            <text:p>7.2</text:p>
          </table:table-cell>
          <table:table-cell office:value-type="float" office:value="4.74746">
            <text:p>4.7475</text:p>
          </table:table-cell>
          <table:table-cell office:value-type="float" office:value="-0.76281">
            <text:p>-0.7628</text:p>
          </table:table-cell>
          <table:table-cell office:value-type="float" office:value="0.004363">
            <text:p>0.0043630</text:p>
          </table:table-cell>
          <table:table-cell table:number-columns-repeated="247"/>
        </table:table-row>
        <table:table-row table:style-name="ro1">
          <table:table-cell office:value-type="string">
            <text:p>NGC 6717, Palomar 9</text:p>
          </table:table-cell>
          <table:table-cell office:value-type="string">
            <text:p>GlobularCluster</text:p>
          </table:table-cell>
          <table:table-cell office:value-type="string">
            <text:p>18:55:06.20</text:p>
          </table:table-cell>
          <table:table-cell office:value-type="string">
            <text:p>-22:42:03</text:p>
          </table:table-cell>
          <table:table-cell office:value-type="float" office:value="23.1">
            <text:p>23.1</text:p>
          </table:table-cell>
          <table:table-cell office:value-type="float" office:value="7.8">
            <text:p>7.8</text:p>
          </table:table-cell>
          <table:table-cell office:value-type="float" office:value="4.95282">
            <text:p>4.9528</text:p>
          </table:table-cell>
          <table:table-cell office:value-type="float" office:value="-0.3962">
            <text:p>-0.3962</text:p>
          </table:table-cell>
          <table:table-cell office:value-type="float" office:value="0.001571">
            <text:p>0.0015710</text:p>
          </table:table-cell>
          <table:table-cell table:number-columns-repeated="247"/>
        </table:table-row>
        <table:table-row table:style-name="ro1">
          <table:table-cell office:value-type="string">
            <text:p>Lynga 7</text:p>
          </table:table-cell>
          <table:table-cell office:value-type="string">
            <text:p>GlobularCluster</text:p>
          </table:table-cell>
          <table:table-cell office:value-type="string">
            <text:p>16:11:03.00</text:p>
          </table:table-cell>
          <table:table-cell office:value-type="string">
            <text:p>-55:18:52</text:p>
          </table:table-cell>
          <table:table-cell office:value-type="float" office:value="23.5">
            <text:p>23.5</text:p>
          </table:table-cell>
          <table:table-cell office:value-type="float" office:value="13.7">
            <text:p>13.7</text:p>
          </table:table-cell>
          <table:table-cell office:value-type="float" office:value="4.237">
            <text:p>4.2370</text:p>
          </table:table-cell>
          <table:table-cell office:value-type="float" office:value="-0.96542">
            <text:p>-0.9654</text:p>
          </table:table-cell>
          <table:table-cell office:value-type="float" office:value="0.000727">
            <text:p>0.0007270</text:p>
          </table:table-cell>
          <table:table-cell table:number-columns-repeated="247"/>
        </table:table-row>
        <table:table-row table:style-name="ro1">
          <table:table-cell office:value-type="string">
            <text:p>NGC 6760</text:p>
          </table:table-cell>
          <table:table-cell office:value-type="string">
            <text:p>GlobularCluster</text:p>
          </table:table-cell>
          <table:table-cell office:value-type="string">
            <text:p>19:11:12.10</text:p>
          </table:table-cell>
          <table:table-cell office:value-type="string">
            <text:p>01:01:50</text:p>
          </table:table-cell>
          <table:table-cell office:value-type="float" office:value="24.1">
            <text:p>24.1</text:p>
          </table:table-cell>
          <table:table-cell office:value-type="float" office:value="15.7">
            <text:p>15.7</text:p>
          </table:table-cell>
          <table:table-cell office:value-type="float" office:value="5.02306">
            <text:p>5.0231</text:p>
          </table:table-cell>
          <table:table-cell office:value-type="float" office:value="0.01799">
            <text:p>0.0180</text:p>
          </table:table-cell>
          <table:table-cell office:value-type="float" office:value="0.002793">
            <text:p>0.0027930</text:p>
          </table:table-cell>
          <table:table-cell table:number-columns-repeated="247"/>
        </table:table-row>
        <table:table-row table:style-name="ro1">
          <table:table-cell office:value-type="string">
            <text:p>NGC 6558</text:p>
          </table:table-cell>
          <table:table-cell office:value-type="string">
            <text:p>GlobularCluster</text:p>
          </table:table-cell>
          <table:table-cell office:value-type="string">
            <text:p>18:10:18.40</text:p>
          </table:table-cell>
          <table:table-cell office:value-type="string">
            <text:p>-31:45:49</text:p>
          </table:table-cell>
          <table:table-cell office:value-type="float" office:value="24.1">
            <text:p>24.1</text:p>
          </table:table-cell>
          <table:table-cell office:value-type="float" office:value="3.3">
            <text:p>3.3</text:p>
          </table:table-cell>
          <table:table-cell office:value-type="float" office:value="4.75736">
            <text:p>4.7574</text:p>
          </table:table-cell>
          <table:table-cell office:value-type="float" office:value="-0.55438">
            <text:p>-0.5544</text:p>
          </table:table-cell>
          <table:table-cell office:value-type="float" office:value="0.001222">
            <text:p>0.0012220</text:p>
          </table:table-cell>
          <table:table-cell table:number-columns-repeated="247"/>
        </table:table-row>
        <table:table-row table:style-name="ro1">
          <table:table-cell office:value-type="string">
            <text:p>M 5, NGC 5904</text:p>
          </table:table-cell>
          <table:table-cell office:value-type="string">
            <text:p>GlobularCluster</text:p>
          </table:table-cell>
          <table:table-cell office:value-type="string">
            <text:p>15:18:33.80</text:p>
          </table:table-cell>
          <table:table-cell office:value-type="string">
            <text:p>02:04:58</text:p>
          </table:table-cell>
          <table:table-cell office:value-type="float" office:value="24.5">
            <text:p>24.5</text:p>
          </table:table-cell>
          <table:table-cell office:value-type="float" office:value="20.2">
            <text:p>20.2</text:p>
          </table:table-cell>
          <table:table-cell office:value-type="float" office:value="4.00798">
            <text:p>4.0080</text:p>
          </table:table-cell>
          <table:table-cell office:value-type="float" office:value="0.03635">
            <text:p>0.0364</text:p>
          </table:table-cell>
          <table:table-cell office:value-type="float" office:value="0.00669">
            <text:p>0.0066900</text:p>
          </table:table-cell>
          <table:table-cell table:number-columns-repeated="247"/>
        </table:table-row>
        <table:table-row table:style-name="ro1">
          <table:table-cell office:value-type="string">
            <text:p>Terzan 3</text:p>
          </table:table-cell>
          <table:table-cell office:value-type="string">
            <text:p>GlobularCluster</text:p>
          </table:table-cell>
          <table:table-cell office:value-type="string">
            <text:p>16:28:40.10</text:p>
          </table:table-cell>
          <table:table-cell office:value-type="string">
            <text:p>-35:21:13</text:p>
          </table:table-cell>
          <table:table-cell office:value-type="float" office:value="24.5">
            <text:p>24.5</text:p>
          </table:table-cell>
          <table:table-cell office:value-type="float" office:value="7.8">
            <text:p>7.8</text:p>
          </table:table-cell>
          <table:table-cell office:value-type="float" office:value="4.31388">
            <text:p>4.3139</text:p>
          </table:table-cell>
          <table:table-cell office:value-type="float" office:value="-0.61704">
            <text:p>-0.6170</text:p>
          </table:table-cell>
          <table:table-cell office:value-type="float" office:value="0.000873">
            <text:p>0.0008730</text:p>
          </table:table-cell>
          <table:table-cell table:number-columns-repeated="247"/>
        </table:table-row>
        <table:table-row table:style-name="ro1">
          <table:table-cell office:value-type="string">
            <text:p>NGC 6362</text:p>
          </table:table-cell>
          <table:table-cell office:value-type="string">
            <text:p>GlobularCluster</text:p>
          </table:table-cell>
          <table:table-cell office:value-type="string">
            <text:p>17:31:54.80</text:p>
          </table:table-cell>
          <table:table-cell office:value-type="string">
            <text:p>-67:02:53</text:p>
          </table:table-cell>
          <table:table-cell office:value-type="float" office:value="24.8">
            <text:p>24.8</text:p>
          </table:table-cell>
          <table:table-cell office:value-type="float" office:value="16.6">
            <text:p>16.6</text:p>
          </table:table-cell>
          <table:table-cell office:value-type="float" office:value="4.58984">
            <text:p>4.5898</text:p>
          </table:table-cell>
          <table:table-cell office:value-type="float" office:value="-1.17021">
            <text:p>-1.1702</text:p>
          </table:table-cell>
          <table:table-cell office:value-type="float" office:value="0.004363">
            <text:p>0.0043630</text:p>
          </table:table-cell>
          <table:table-cell table:number-columns-repeated="247"/>
        </table:table-row>
        <table:table-row table:style-name="ro1">
          <table:table-cell office:value-type="string">
            <text:p>NGC 5927</text:p>
          </table:table-cell>
          <table:table-cell office:value-type="string">
            <text:p>GlobularCluster</text:p>
          </table:table-cell>
          <table:table-cell office:value-type="string">
            <text:p>15:28:00.50</text:p>
          </table:table-cell>
          <table:table-cell office:value-type="string">
            <text:p>-50:40:22</text:p>
          </table:table-cell>
          <table:table-cell office:value-type="float" office:value="24.8">
            <text:p>24.8</text:p>
          </table:table-cell>
          <table:table-cell office:value-type="float" office:value="14.7">
            <text:p>14.7</text:p>
          </table:table-cell>
          <table:table-cell office:value-type="float" office:value="4.0492">
            <text:p>4.0492</text:p>
          </table:table-cell>
          <table:table-cell office:value-type="float" office:value="-0.88441">
            <text:p>-0.8844</text:p>
          </table:table-cell>
          <table:table-cell office:value-type="float" office:value="0.001745">
            <text:p>0.0017450</text:p>
          </table:table-cell>
          <table:table-cell table:number-columns-repeated="247"/>
        </table:table-row>
        <table:table-row table:style-name="ro1">
          <table:table-cell office:value-type="string">
            <text:p>M 13, NGC 6205</text:p>
          </table:table-cell>
          <table:table-cell office:value-type="string">
            <text:p>GlobularCluster</text:p>
          </table:table-cell>
          <table:table-cell office:value-type="string">
            <text:p>16:41:41.50</text:p>
          </table:table-cell>
          <table:table-cell office:value-type="string">
            <text:p>36:27:37</text:p>
          </table:table-cell>
          <table:table-cell office:value-type="float" office:value="25.1">
            <text:p>25.1</text:p>
          </table:table-cell>
          <table:table-cell office:value-type="float" office:value="28.4">
            <text:p>28.4</text:p>
          </table:table-cell>
          <table:table-cell office:value-type="float" office:value="4.3707">
            <text:p>4.3707</text:p>
          </table:table-cell>
          <table:table-cell office:value-type="float" office:value="0.63635">
            <text:p>0.6364</text:p>
          </table:table-cell>
          <table:table-cell office:value-type="float" office:value="0.005818">
            <text:p>0.0058180</text:p>
          </table:table-cell>
          <table:table-cell table:number-columns-repeated="247"/>
        </table:table-row>
        <table:table-row table:style-name="ro1">
          <table:table-cell office:value-type="string">
            <text:p>ESO452-SC11</text:p>
          </table:table-cell>
          <table:table-cell office:value-type="string">
            <text:p>GlobularCluster</text:p>
          </table:table-cell>
          <table:table-cell office:value-type="string">
            <text:p>16:39:25.50</text:p>
          </table:table-cell>
          <table:table-cell office:value-type="string">
            <text:p>-28:23:52</text:p>
          </table:table-cell>
          <table:table-cell office:value-type="float" office:value="25.4">
            <text:p>25.4</text:p>
          </table:table-cell>
          <table:table-cell office:value-type="float" office:value="6.5">
            <text:p>6.5</text:p>
          </table:table-cell>
          <table:table-cell office:value-type="float" office:value="4.36082">
            <text:p>4.3608</text:p>
          </table:table-cell>
          <table:table-cell office:value-type="float" office:value="-0.49563">
            <text:p>-0.4956</text:p>
          </table:table-cell>
          <table:table-cell office:value-type="float" office:value="0.000349">
            <text:p>0.0003490</text:p>
          </table:table-cell>
          <table:table-cell table:number-columns-repeated="247"/>
        </table:table-row>
        <table:table-row table:style-name="ro1">
          <table:table-cell office:value-type="string">
            <text:p>NGC 6522</text:p>
          </table:table-cell>
          <table:table-cell office:value-type="string">
            <text:p>GlobularCluster</text:p>
          </table:table-cell>
          <table:table-cell office:value-type="string">
            <text:p>18:03:34.10</text:p>
          </table:table-cell>
          <table:table-cell office:value-type="string">
            <text:p>-30:02:02</text:p>
          </table:table-cell>
          <table:table-cell office:value-type="float" office:value="25.4">
            <text:p>25.4</text:p>
          </table:table-cell>
          <table:table-cell office:value-type="float" office:value="2">
            <text:p>2.0</text:p>
          </table:table-cell>
          <table:table-cell office:value-type="float" office:value="4.72796">
            <text:p>4.7280</text:p>
          </table:table-cell>
          <table:table-cell office:value-type="float" office:value="-0.52419">
            <text:p>-0.5242</text:p>
          </table:table-cell>
          <table:table-cell office:value-type="float" office:value="0.002734">
            <text:p>0.0027340</text:p>
          </table:table-cell>
          <table:table-cell table:number-columns-repeated="247"/>
        </table:table-row>
        <table:table-row table:style-name="ro1">
          <table:table-cell office:value-type="string">
            <text:p>NGC 6749</text:p>
          </table:table-cell>
          <table:table-cell office:value-type="string">
            <text:p>GlobularCluster</text:p>
          </table:table-cell>
          <table:table-cell office:value-type="string">
            <text:p>19:05:15.30</text:p>
          </table:table-cell>
          <table:table-cell office:value-type="string">
            <text:p>01:54:03</text:p>
          </table:table-cell>
          <table:table-cell office:value-type="float" office:value="25.8">
            <text:p>25.8</text:p>
          </table:table-cell>
          <table:table-cell office:value-type="float" office:value="16.3">
            <text:p>16.3</text:p>
          </table:table-cell>
          <table:table-cell office:value-type="float" office:value="4.99712">
            <text:p>4.9971</text:p>
          </table:table-cell>
          <table:table-cell office:value-type="float" office:value="0.03318">
            <text:p>0.0332</text:p>
          </table:table-cell>
          <table:table-cell office:value-type="float" office:value="0.001164">
            <text:p>0.0011640</text:p>
          </table:table-cell>
          <table:table-cell table:number-columns-repeated="247"/>
        </table:table-row>
        <table:table-row table:style-name="ro1">
          <table:table-cell office:value-type="string">
            <text:p>M 9, NGC 6333</text:p>
          </table:table-cell>
          <table:table-cell office:value-type="string">
            <text:p>GlobularCluster</text:p>
          </table:table-cell>
          <table:table-cell office:value-type="string">
            <text:p>17:19:11.80</text:p>
          </table:table-cell>
          <table:table-cell office:value-type="string">
            <text:p>-18:30:59</text:p>
          </table:table-cell>
          <table:table-cell office:value-type="float" office:value="25.8">
            <text:p>25.8</text:p>
          </table:table-cell>
          <table:table-cell office:value-type="float" office:value="5.5">
            <text:p>5.5</text:p>
          </table:table-cell>
          <table:table-cell office:value-type="float" office:value="4.53436">
            <text:p>4.5344</text:p>
          </table:table-cell>
          <table:table-cell office:value-type="float" office:value="-0.32317">
            <text:p>-0.3232</text:p>
          </table:table-cell>
          <table:table-cell office:value-type="float" office:value="0.003491">
            <text:p>0.0034910</text:p>
          </table:table-cell>
          <table:table-cell table:number-columns-repeated="247"/>
        </table:table-row>
        <table:table-row table:style-name="ro1">
          <table:table-cell office:value-type="string">
            <text:p>NGC 6624</text:p>
          </table:table-cell>
          <table:table-cell office:value-type="string">
            <text:p>GlobularCluster</text:p>
          </table:table-cell>
          <table:table-cell office:value-type="string">
            <text:p>18:23:40.50</text:p>
          </table:table-cell>
          <table:table-cell office:value-type="string">
            <text:p>-30:21:40</text:p>
          </table:table-cell>
          <table:table-cell office:value-type="float" office:value="25.8">
            <text:p>25.8</text:p>
          </table:table-cell>
          <table:table-cell office:value-type="float" office:value="3.9">
            <text:p>3.9</text:p>
          </table:table-cell>
          <table:table-cell office:value-type="float" office:value="4.8157">
            <text:p>4.8157</text:p>
          </table:table-cell>
          <table:table-cell office:value-type="float" office:value="-0.5299">
            <text:p>-0.5299</text:p>
          </table:table-cell>
          <table:table-cell office:value-type="float" office:value="0.00256">
            <text:p>0.0025600</text:p>
          </table:table-cell>
          <table:table-cell table:number-columns-repeated="247"/>
        </table:table-row>
        <table:table-row table:style-name="ro1">
          <table:table-cell office:value-type="string">
            <text:p>NGC 6528</text:p>
          </table:table-cell>
          <table:table-cell office:value-type="string">
            <text:p>GlobularCluster</text:p>
          </table:table-cell>
          <table:table-cell office:value-type="string">
            <text:p>18:04:49.60</text:p>
          </table:table-cell>
          <table:table-cell office:value-type="string">
            <text:p>-30:03:21</text:p>
          </table:table-cell>
          <table:table-cell office:value-type="float" office:value="25.8">
            <text:p>25.8</text:p>
          </table:table-cell>
          <table:table-cell office:value-type="float" office:value="2">
            <text:p>2.0</text:p>
          </table:table-cell>
          <table:table-cell office:value-type="float" office:value="4.73344">
            <text:p>4.7334</text:p>
          </table:table-cell>
          <table:table-cell office:value-type="float" office:value="-0.52457">
            <text:p>-0.5246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M 30, NGC 7099</text:p>
          </table:table-cell>
          <table:table-cell office:value-type="string">
            <text:p>GlobularCluster</text:p>
          </table:table-cell>
          <table:table-cell office:value-type="string">
            <text:p>21:40:22.00</text:p>
          </table:table-cell>
          <table:table-cell office:value-type="string">
            <text:p>-23:10:45</text:p>
          </table:table-cell>
          <table:table-cell office:value-type="float" office:value="26.1">
            <text:p>26.1</text:p>
          </table:table-cell>
          <table:table-cell office:value-type="float" office:value="23.2">
            <text:p>23.2</text:p>
          </table:table-cell>
          <table:table-cell office:value-type="float" office:value="5.67392">
            <text:p>5.6739</text:p>
          </table:table-cell>
          <table:table-cell office:value-type="float" office:value="-0.40455">
            <text:p>-0.4046</text:p>
          </table:table-cell>
          <table:table-cell office:value-type="float" office:value="0.003491">
            <text:p>0.0034910</text:p>
          </table:table-cell>
          <table:table-cell table:number-columns-repeated="247"/>
        </table:table-row>
        <table:table-row table:style-name="ro1">
          <table:table-cell office:value-type="string">
            <text:p>NGC 6325</text:p>
          </table:table-cell>
          <table:table-cell office:value-type="string">
            <text:p>GlobularCluster</text:p>
          </table:table-cell>
          <table:table-cell office:value-type="string">
            <text:p>17:17:59.20</text:p>
          </table:table-cell>
          <table:table-cell office:value-type="string">
            <text:p>-23:45:57</text:p>
          </table:table-cell>
          <table:table-cell office:value-type="float" office:value="26.1">
            <text:p>26.1</text:p>
          </table:table-cell>
          <table:table-cell office:value-type="float" office:value="3.6">
            <text:p>3.6</text:p>
          </table:table-cell>
          <table:table-cell office:value-type="float" office:value="4.52908">
            <text:p>4.5291</text:p>
          </table:table-cell>
          <table:table-cell office:value-type="float" office:value="-0.41479">
            <text:p>-0.4148</text:p>
          </table:table-cell>
          <table:table-cell office:value-type="float" office:value="0.001193">
            <text:p>0.0011930</text:p>
          </table:table-cell>
          <table:table-cell table:number-columns-repeated="247"/>
        </table:table-row>
        <table:table-row table:style-name="ro1">
          <table:table-cell office:value-type="string">
            <text:p>Ton 2, Pismis 26</text:p>
          </table:table-cell>
          <table:table-cell office:value-type="string">
            <text:p>GlobularCluster</text:p>
          </table:table-cell>
          <table:table-cell office:value-type="string">
            <text:p>17:36:10.50</text:p>
          </table:table-cell>
          <table:table-cell office:value-type="string">
            <text:p>-38:33:12</text:p>
          </table:table-cell>
          <table:table-cell office:value-type="float" office:value="26.4">
            <text:p>26.4</text:p>
          </table:table-cell>
          <table:table-cell office:value-type="float" office:value="4.6">
            <text:p>4.6</text:p>
          </table:table-cell>
          <table:table-cell office:value-type="float" office:value="4.60844">
            <text:p>4.6084</text:p>
          </table:table-cell>
          <table:table-cell office:value-type="float" office:value="-0.67288">
            <text:p>-0.6729</text:p>
          </table:table-cell>
          <table:table-cell office:value-type="float" office:value="0.00064">
            <text:p>0.0006400</text:p>
          </table:table-cell>
          <table:table-cell table:number-columns-repeated="247"/>
        </table:table-row>
        <table:table-row table:style-name="ro1">
          <table:table-cell office:value-type="string">
            <text:p>M 92, NGC 6341</text:p>
          </table:table-cell>
          <table:table-cell office:value-type="string">
            <text:p>GlobularCluster</text:p>
          </table:table-cell>
          <table:table-cell office:value-type="string">
            <text:p>17:17:07.30</text:p>
          </table:table-cell>
          <table:table-cell office:value-type="string">
            <text:p>43:08:11</text:p>
          </table:table-cell>
          <table:table-cell office:value-type="float" office:value="26.7">
            <text:p>26.7</text:p>
          </table:table-cell>
          <table:table-cell office:value-type="float" office:value="31.3">
            <text:p>31.3</text:p>
          </table:table-cell>
          <table:table-cell office:value-type="float" office:value="4.5253">
            <text:p>4.5253</text:p>
          </table:table-cell>
          <table:table-cell office:value-type="float" office:value="0.75287">
            <text:p>0.7529</text:p>
          </table:table-cell>
          <table:table-cell office:value-type="float" office:value="0.004072">
            <text:p>0.0040720</text:p>
          </table:table-cell>
          <table:table-cell table:number-columns-repeated="247"/>
        </table:table-row>
        <table:table-row table:style-name="ro1">
          <table:table-cell office:value-type="string">
            <text:p>UKS 1, UKS 1751-241</text:p>
          </table:table-cell>
          <table:table-cell office:value-type="string">
            <text:p>GlobularCluster</text:p>
          </table:table-cell>
          <table:table-cell office:value-type="string">
            <text:p>17:54:27.20</text:p>
          </table:table-cell>
          <table:table-cell office:value-type="string">
            <text:p>-24:08:43</text:p>
          </table:table-cell>
          <table:table-cell office:value-type="float" office:value="27.1">
            <text:p>27.1</text:p>
          </table:table-cell>
          <table:table-cell office:value-type="float" office:value="2.6">
            <text:p>2.6</text:p>
          </table:table-cell>
          <table:table-cell office:value-type="float" office:value="4.68818">
            <text:p>4.6882</text:p>
          </table:table-cell>
          <table:table-cell office:value-type="float" office:value="-0.42141">
            <text:p>-0.4214</text:p>
          </table:table-cell>
          <table:table-cell office:value-type="float" office:value="0.000582">
            <text:p>0.0005820</text:p>
          </table:table-cell>
          <table:table-cell table:number-columns-repeated="247"/>
        </table:table-row>
        <table:table-row table:style-name="ro1">
          <table:table-cell office:value-type="string">
            <text:p>NGC 6539</text:p>
          </table:table-cell>
          <table:table-cell office:value-type="string">
            <text:p>GlobularCluster</text:p>
          </table:table-cell>
          <table:table-cell office:value-type="string">
            <text:p>18:04:49.80</text:p>
          </table:table-cell>
          <table:table-cell office:value-type="string">
            <text:p>-07:35:09</text:p>
          </table:table-cell>
          <table:table-cell office:value-type="float" office:value="27.4">
            <text:p>27.4</text:p>
          </table:table-cell>
          <table:table-cell office:value-type="float" office:value="10.1">
            <text:p>10.1</text:p>
          </table:table-cell>
          <table:table-cell office:value-type="float" office:value="4.73346">
            <text:p>4.7335</text:p>
          </table:table-cell>
          <table:table-cell office:value-type="float" office:value="-0.1324">
            <text:p>-0.1324</text:p>
          </table:table-cell>
          <table:table-cell office:value-type="float" office:value="0.002298">
            <text:p>0.0022980</text:p>
          </table:table-cell>
          <table:table-cell table:number-columns-repeated="247"/>
        </table:table-row>
        <table:table-row table:style-name="ro1">
          <table:table-cell office:value-type="string">
            <text:p>NGC 6642</text:p>
          </table:table-cell>
          <table:table-cell office:value-type="string">
            <text:p>GlobularCluster</text:p>
          </table:table-cell>
          <table:table-cell office:value-type="string">
            <text:p>18:31:54.30</text:p>
          </table:table-cell>
          <table:table-cell office:value-type="string">
            <text:p>-23:28:35</text:p>
          </table:table-cell>
          <table:table-cell office:value-type="float" office:value="27.4">
            <text:p>27.4</text:p>
          </table:table-cell>
          <table:table-cell office:value-type="float" office:value="5.5">
            <text:p>5.5</text:p>
          </table:table-cell>
          <table:table-cell office:value-type="float" office:value="4.8516">
            <text:p>4.8516</text:p>
          </table:table-cell>
          <table:table-cell office:value-type="float" office:value="-0.40974">
            <text:p>-0.4097</text:p>
          </table:table-cell>
          <table:table-cell office:value-type="float" office:value="0.001687">
            <text:p>0.0016870</text:p>
          </table:table-cell>
          <table:table-cell table:number-columns-repeated="247"/>
        </table:table-row>
        <table:table-row table:style-name="ro1">
          <table:table-cell office:value-type="string">
            <text:p>NGC 6256</text:p>
          </table:table-cell>
          <table:table-cell office:value-type="string">
            <text:p>GlobularCluster</text:p>
          </table:table-cell>
          <table:table-cell office:value-type="string">
            <text:p>16:59:32.60</text:p>
          </table:table-cell>
          <table:table-cell office:value-type="string">
            <text:p>-37:07:17</text:p>
          </table:table-cell>
          <table:table-cell office:value-type="float" office:value="27.4">
            <text:p>27.4</text:p>
          </table:table-cell>
          <table:table-cell office:value-type="float" office:value="5.9">
            <text:p>5.9</text:p>
          </table:table-cell>
          <table:table-cell office:value-type="float" office:value="4.4486">
            <text:p>4.4486</text:p>
          </table:table-cell>
          <table:table-cell office:value-type="float" office:value="-0.64789">
            <text:p>-0.6479</text:p>
          </table:table-cell>
          <table:table-cell office:value-type="float" office:value="0.001193">
            <text:p>0.0011930</text:p>
          </table:table-cell>
          <table:table-cell table:number-columns-repeated="247"/>
        </table:table-row>
        <table:table-row table:style-name="ro1">
          <table:table-cell office:value-type="string">
            <text:p>NGC 6440</text:p>
          </table:table-cell>
          <table:table-cell office:value-type="string">
            <text:p>GlobularCluster</text:p>
          </table:table-cell>
          <table:table-cell office:value-type="string">
            <text:p>17:48:52.60</text:p>
          </table:table-cell>
          <table:table-cell office:value-type="string">
            <text:p>-20:21:34</text:p>
          </table:table-cell>
          <table:table-cell office:value-type="float" office:value="27.4">
            <text:p>27.4</text:p>
          </table:table-cell>
          <table:table-cell office:value-type="float" office:value="4.2">
            <text:p>4.2</text:p>
          </table:table-cell>
          <table:table-cell office:value-type="float" office:value="4.66386">
            <text:p>4.6639</text:p>
          </table:table-cell>
          <table:table-cell office:value-type="float" office:value="-0.35534">
            <text:p>-0.3553</text:p>
          </table:table-cell>
          <table:table-cell office:value-type="float" office:value="0.00128">
            <text:p>0.0012800</text:p>
          </table:table-cell>
          <table:table-cell table:number-columns-repeated="247"/>
        </table:table-row>
        <table:table-row table:style-name="ro1">
          <table:table-cell office:value-type="string">
            <text:p>NGC 362</text:p>
          </table:table-cell>
          <table:table-cell office:value-type="string">
            <text:p>GlobularCluster</text:p>
          </table:table-cell>
          <table:table-cell office:value-type="string">
            <text:p>01:03:14.30</text:p>
          </table:table-cell>
          <table:table-cell office:value-type="string">
            <text:p>-70:50:54</text:p>
          </table:table-cell>
          <table:table-cell office:value-type="float" office:value="27.7">
            <text:p>27.7</text:p>
          </table:table-cell>
          <table:table-cell office:value-type="float" office:value="30.3">
            <text:p>30.3</text:p>
          </table:table-cell>
          <table:table-cell office:value-type="float" office:value="0.27592">
            <text:p>0.2759</text:p>
          </table:table-cell>
          <table:table-cell office:value-type="float" office:value="-1.23654">
            <text:p>-1.2365</text:p>
          </table:table-cell>
          <table:table-cell office:value-type="float" office:value="0.004072">
            <text:p>0.0040720</text:p>
          </table:table-cell>
          <table:table-cell table:number-columns-repeated="247"/>
        </table:table-row>
        <table:table-row table:style-name="ro1">
          <table:table-cell office:value-type="string">
            <text:p>NGC 6144</text:p>
          </table:table-cell>
          <table:table-cell office:value-type="string">
            <text:p>GlobularCluster</text:p>
          </table:table-cell>
          <table:table-cell office:value-type="string">
            <text:p>16:27:14.10</text:p>
          </table:table-cell>
          <table:table-cell office:value-type="string">
            <text:p>-26:01:29</text:p>
          </table:table-cell>
          <table:table-cell office:value-type="float" office:value="27.7">
            <text:p>27.7</text:p>
          </table:table-cell>
          <table:table-cell office:value-type="float" office:value="8.5">
            <text:p>8.5</text:p>
          </table:table-cell>
          <table:table-cell office:value-type="float" office:value="4.30762">
            <text:p>4.3076</text:p>
          </table:table-cell>
          <table:table-cell office:value-type="float" office:value="-0.45422">
            <text:p>-0.4542</text:p>
          </table:table-cell>
          <table:table-cell office:value-type="float" office:value="0.002153">
            <text:p>0.0021530</text:p>
          </table:table-cell>
          <table:table-cell table:number-columns-repeated="247"/>
        </table:table-row>
        <table:table-row table:style-name="ro1">
          <table:table-cell office:value-type="string">
            <text:p>NGC 6342</text:p>
          </table:table-cell>
          <table:table-cell office:value-type="string">
            <text:p>GlobularCluster</text:p>
          </table:table-cell>
          <table:table-cell office:value-type="string">
            <text:p>17:21:10.20</text:p>
          </table:table-cell>
          <table:table-cell office:value-type="string">
            <text:p>-19:35:14</text:p>
          </table:table-cell>
          <table:table-cell office:value-type="float" office:value="28">
            <text:p>28.0</text:p>
          </table:table-cell>
          <table:table-cell office:value-type="float" office:value="5.5">
            <text:p>5.5</text:p>
          </table:table-cell>
          <table:table-cell office:value-type="float" office:value="4.54296">
            <text:p>4.5430</text:p>
          </table:table-cell>
          <table:table-cell office:value-type="float" office:value="-0.34186">
            <text:p>-0.3419</text:p>
          </table:table-cell>
          <table:table-cell office:value-type="float" office:value="0.00128">
            <text:p>0.0012800</text:p>
          </table:table-cell>
          <table:table-cell table:number-columns-repeated="247"/>
        </table:table-row>
        <table:table-row table:style-name="ro1">
          <table:table-cell office:value-type="string">
            <text:p>M 19, NGC 6273</text:p>
          </table:table-cell>
          <table:table-cell office:value-type="string">
            <text:p>GlobularCluster</text:p>
          </table:table-cell>
          <table:table-cell office:value-type="string">
            <text:p>17:02:37.70</text:p>
          </table:table-cell>
          <table:table-cell office:value-type="string">
            <text:p>-26:16:05</text:p>
          </table:table-cell>
          <table:table-cell office:value-type="float" office:value="28">
            <text:p>28.0</text:p>
          </table:table-cell>
          <table:table-cell office:value-type="float" office:value="5.2">
            <text:p>5.2</text:p>
          </table:table-cell>
          <table:table-cell office:value-type="float" office:value="4.46206">
            <text:p>4.4621</text:p>
          </table:table-cell>
          <table:table-cell office:value-type="float" office:value="-0.45846">
            <text:p>-0.4585</text:p>
          </table:table-cell>
          <table:table-cell office:value-type="float" office:value="0.004945">
            <text:p>0.0049450</text:p>
          </table:table-cell>
          <table:table-cell table:number-columns-repeated="247"/>
        </table:table-row>
        <table:table-row table:style-name="ro1">
          <table:table-cell office:value-type="string">
            <text:p>NGC 6723</text:p>
          </table:table-cell>
          <table:table-cell office:value-type="string">
            <text:p>GlobularCluster</text:p>
          </table:table-cell>
          <table:table-cell office:value-type="string">
            <text:p>18:59:33.20</text:p>
          </table:table-cell>
          <table:table-cell office:value-type="string">
            <text:p>-36:37:54</text:p>
          </table:table-cell>
          <table:table-cell office:value-type="float" office:value="28.4">
            <text:p>28.4</text:p>
          </table:table-cell>
          <table:table-cell office:value-type="float" office:value="8.4">
            <text:p>8.4</text:p>
          </table:table-cell>
          <table:table-cell office:value-type="float" office:value="4.97224">
            <text:p>4.9722</text:p>
          </table:table-cell>
          <table:table-cell office:value-type="float" office:value="-0.63934">
            <text:p>-0.6393</text:p>
          </table:table-cell>
          <table:table-cell office:value-type="float" office:value="0.003782">
            <text:p>0.0037820</text:p>
          </table:table-cell>
          <table:table-cell table:number-columns-repeated="247"/>
        </table:table-row>
        <table:table-row table:style-name="ro1">
          <table:table-cell office:value-type="string">
            <text:p>Terzan 2, HP 3</text:p>
          </table:table-cell>
          <table:table-cell office:value-type="string">
            <text:p>GlobularCluster</text:p>
          </table:table-cell>
          <table:table-cell office:value-type="string">
            <text:p>17:27:33.40</text:p>
          </table:table-cell>
          <table:table-cell office:value-type="string">
            <text:p>-30:48:08</text:p>
          </table:table-cell>
          <table:table-cell office:value-type="float" office:value="28.4">
            <text:p>28.4</text:p>
          </table:table-cell>
          <table:table-cell office:value-type="float" office:value="2.9">
            <text:p>2.9</text:p>
          </table:table-cell>
          <table:table-cell office:value-type="float" office:value="4.57082">
            <text:p>4.5708</text:p>
          </table:table-cell>
          <table:table-cell office:value-type="float" office:value="-0.5376">
            <text:p>-0.5376</text:p>
          </table:table-cell>
          <table:table-cell office:value-type="float" office:value="0.000175">
            <text:p>0.0001750</text:p>
          </table:table-cell>
          <table:table-cell table:number-columns-repeated="247"/>
        </table:table-row>
        <table:table-row table:style-name="ro1">
          <table:table-cell office:value-type="string">
            <text:p>NGC 288</text:p>
          </table:table-cell>
          <table:table-cell office:value-type="string">
            <text:p>GlobularCluster</text:p>
          </table:table-cell>
          <table:table-cell office:value-type="string">
            <text:p>00:52:47.50</text:p>
          </table:table-cell>
          <table:table-cell office:value-type="string">
            <text:p>-26:35:24</text:p>
          </table:table-cell>
          <table:table-cell office:value-type="float" office:value="28.7">
            <text:p>28.7</text:p>
          </table:table-cell>
          <table:table-cell office:value-type="float" office:value="39.1">
            <text:p>39.1</text:p>
          </table:table-cell>
          <table:table-cell office:value-type="float" office:value="0.23034">
            <text:p>0.2303</text:p>
          </table:table-cell>
          <table:table-cell office:value-type="float" office:value="-0.46408">
            <text:p>-0.4641</text:p>
          </table:table-cell>
          <table:table-cell office:value-type="float" office:value="0.003782">
            <text:p>0.0037820</text:p>
          </table:table-cell>
          <table:table-cell table:number-columns-repeated="247"/>
        </table:table-row>
        <table:table-row table:style-name="ro1">
          <table:table-cell office:value-type="string">
            <text:p>NGC 6293</text:p>
          </table:table-cell>
          <table:table-cell office:value-type="string">
            <text:p>GlobularCluster</text:p>
          </table:table-cell>
          <table:table-cell office:value-type="string">
            <text:p>17:10:10.40</text:p>
          </table:table-cell>
          <table:table-cell office:value-type="string">
            <text:p>-26:34:54</text:p>
          </table:table-cell>
          <table:table-cell office:value-type="float" office:value="28.7">
            <text:p>28.7</text:p>
          </table:table-cell>
          <table:table-cell office:value-type="float" office:value="4.6">
            <text:p>4.6</text:p>
          </table:table-cell>
          <table:table-cell office:value-type="float" office:value="4.49498">
            <text:p>4.4950</text:p>
          </table:table-cell>
          <table:table-cell office:value-type="float" office:value="-0.46394">
            <text:p>-0.4639</text:p>
          </table:table-cell>
          <table:table-cell office:value-type="float" office:value="0.002385">
            <text:p>0.0023850</text:p>
          </table:table-cell>
          <table:table-cell table:number-columns-repeated="247"/>
        </table:table-row>
        <table:table-row table:style-name="ro1">
          <table:table-cell office:value-type="string">
            <text:p>M 70, NGC 6681</text:p>
          </table:table-cell>
          <table:table-cell office:value-type="string">
            <text:p>GlobularCluster</text:p>
          </table:table-cell>
          <table:table-cell office:value-type="string">
            <text:p>18:43:12.70</text:p>
          </table:table-cell>
          <table:table-cell office:value-type="string">
            <text:p>-32:17:31</text:p>
          </table:table-cell>
          <table:table-cell office:value-type="float" office:value="29.4">
            <text:p>29.4</text:p>
          </table:table-cell>
          <table:table-cell office:value-type="float" office:value="6.8">
            <text:p>6.8</text:p>
          </table:table-cell>
          <table:table-cell office:value-type="float" office:value="4.90094">
            <text:p>4.9009</text:p>
          </table:table-cell>
          <table:table-cell office:value-type="float" office:value="-0.5636">
            <text:p>-0.5636</text:p>
          </table:table-cell>
          <table:table-cell office:value-type="float" office:value="0.002327">
            <text:p>0.0023270</text:p>
          </table:table-cell>
          <table:table-cell table:number-columns-repeated="247"/>
        </table:table-row>
        <table:table-row table:style-name="ro1">
          <table:table-cell office:value-type="string">
            <text:p>M 69, NGC 6637</text:p>
          </table:table-cell>
          <table:table-cell office:value-type="string">
            <text:p>GlobularCluster</text:p>
          </table:table-cell>
          <table:table-cell office:value-type="string">
            <text:p>18:31:23.20</text:p>
          </table:table-cell>
          <table:table-cell office:value-type="string">
            <text:p>-32:20:53</text:p>
          </table:table-cell>
          <table:table-cell office:value-type="float" office:value="29.7">
            <text:p>29.7</text:p>
          </table:table-cell>
          <table:table-cell office:value-type="float" office:value="6.2">
            <text:p>6.2</text:p>
          </table:table-cell>
          <table:table-cell office:value-type="float" office:value="4.84934">
            <text:p>4.8493</text:p>
          </table:table-cell>
          <table:table-cell office:value-type="float" office:value="-0.56458">
            <text:p>-0.5646</text:p>
          </table:table-cell>
          <table:table-cell office:value-type="float" office:value="0.002851">
            <text:p>0.0028510</text:p>
          </table:table-cell>
          <table:table-cell table:number-columns-repeated="247"/>
        </table:table-row>
        <table:table-row table:style-name="ro1">
          <table:table-cell office:value-type="string">
            <text:p>FSR 1735</text:p>
          </table:table-cell>
          <table:table-cell office:value-type="string">
            <text:p>GlobularCluster</text:p>
          </table:table-cell>
          <table:table-cell office:value-type="string">
            <text:p>16:52:10.60</text:p>
          </table:table-cell>
          <table:table-cell office:value-type="string">
            <text:p>-47:03:29</text:p>
          </table:table-cell>
          <table:table-cell office:value-type="float" office:value="29.7">
            <text:p>29.7</text:p>
          </table:table-cell>
          <table:table-cell office:value-type="float" office:value="10.4">
            <text:p>10.4</text:p>
          </table:table-cell>
          <table:table-cell office:value-type="float" office:value="4.41646">
            <text:p>4.4165</text:p>
          </table:table-cell>
          <table:table-cell office:value-type="float" office:value="-0.82132">
            <text:p>-0.8213</text:p>
          </table:table-cell>
          <table:table-cell office:value-type="float" office:value="0.000233">
            <text:p>0.0002330</text:p>
          </table:table-cell>
          <table:table-cell table:number-columns-repeated="247"/>
        </table:table-row>
        <table:table-row table:style-name="ro1">
          <table:table-cell office:value-type="string">
            <text:p>Terzan 4, HP 4</text:p>
          </table:table-cell>
          <table:table-cell office:value-type="string">
            <text:p>GlobularCluster</text:p>
          </table:table-cell>
          <table:table-cell office:value-type="string">
            <text:p>17:30:38.90</text:p>
          </table:table-cell>
          <table:table-cell office:value-type="string">
            <text:p>-31:35:44</text:p>
          </table:table-cell>
          <table:table-cell office:value-type="float" office:value="29.7">
            <text:p>29.7</text:p>
          </table:table-cell>
          <table:table-cell office:value-type="float" office:value="4.2">
            <text:p>4.2</text:p>
          </table:table-cell>
          <table:table-cell office:value-type="float" office:value="4.58432">
            <text:p>4.5843</text:p>
          </table:table-cell>
          <table:table-cell office:value-type="float" office:value="-0.55145">
            <text:p>-0.5515</text:p>
          </table:table-cell>
          <table:table-cell office:value-type="float" office:value="0.000204">
            <text:p>0.0002040</text:p>
          </table:table-cell>
          <table:table-cell table:number-columns-repeated="247"/>
        </table:table-row>
        <table:table-row table:style-name="ro1">
          <table:table-cell office:value-type="string">
            <text:p>NGC 6287</text:p>
          </table:table-cell>
          <table:table-cell office:value-type="string">
            <text:p>GlobularCluster</text:p>
          </table:table-cell>
          <table:table-cell office:value-type="string">
            <text:p>17:05:09.40</text:p>
          </table:table-cell>
          <table:table-cell office:value-type="string">
            <text:p>-22:42:29</text:p>
          </table:table-cell>
          <table:table-cell office:value-type="float" office:value="30.3">
            <text:p>30.3</text:p>
          </table:table-cell>
          <table:table-cell office:value-type="float" office:value="6.8">
            <text:p>6.8</text:p>
          </table:table-cell>
          <table:table-cell office:value-type="float" office:value="4.47308">
            <text:p>4.4731</text:p>
          </table:table-cell>
          <table:table-cell office:value-type="float" office:value="-0.39633">
            <text:p>-0.3963</text:p>
          </table:table-cell>
          <table:table-cell office:value-type="float" office:value="0.001396">
            <text:p>0.0013960</text:p>
          </table:table-cell>
          <table:table-cell table:number-columns-repeated="247"/>
        </table:table-row>
        <table:table-row table:style-name="ro1">
          <table:table-cell office:value-type="string">
            <text:p>M 14, NGC 6402</text:p>
          </table:table-cell>
          <table:table-cell office:value-type="string">
            <text:p>GlobularCluster</text:p>
          </table:table-cell>
          <table:table-cell office:value-type="string">
            <text:p>17:37:36.10</text:p>
          </table:table-cell>
          <table:table-cell office:value-type="string">
            <text:p>-03:14:45</text:p>
          </table:table-cell>
          <table:table-cell office:value-type="float" office:value="30.3">
            <text:p>30.3</text:p>
          </table:table-cell>
          <table:table-cell office:value-type="float" office:value="13.4">
            <text:p>13.4</text:p>
          </table:table-cell>
          <table:table-cell office:value-type="float" office:value="4.61466">
            <text:p>4.6147</text:p>
          </table:table-cell>
          <table:table-cell office:value-type="float" office:value="-0.05665">
            <text:p>-0.0567</text:p>
          </table:table-cell>
          <table:table-cell office:value-type="float" office:value="0.0032">
            <text:p>0.0032000</text:p>
          </table:table-cell>
          <table:table-cell table:number-columns-repeated="247"/>
        </table:table-row>
        <table:table-row table:style-name="ro1">
          <table:table-cell office:value-type="string">
            <text:p>Terzan 6, HP 5</text:p>
          </table:table-cell>
          <table:table-cell office:value-type="string">
            <text:p>GlobularCluster</text:p>
          </table:table-cell>
          <table:table-cell office:value-type="string">
            <text:p>17:50:46.40</text:p>
          </table:table-cell>
          <table:table-cell office:value-type="string">
            <text:p>-31:16:31</text:p>
          </table:table-cell>
          <table:table-cell office:value-type="float" office:value="31">
            <text:p>31.0</text:p>
          </table:table-cell>
          <table:table-cell office:value-type="float" office:value="5.2">
            <text:p>5.2</text:p>
          </table:table-cell>
          <table:table-cell office:value-type="float" office:value="4.67214">
            <text:p>4.6721</text:p>
          </table:table-cell>
          <table:table-cell office:value-type="float" office:value="-0.54586">
            <text:p>-0.5459</text:p>
          </table:table-cell>
          <table:table-cell office:value-type="float" office:value="0.000407">
            <text:p>0.0004070</text:p>
          </table:table-cell>
          <table:table-cell table:number-columns-repeated="247"/>
        </table:table-row>
        <table:table-row table:style-name="ro1">
          <table:table-cell office:value-type="string">
            <text:p>NGC 6355</text:p>
          </table:table-cell>
          <table:table-cell office:value-type="string">
            <text:p>GlobularCluster</text:p>
          </table:table-cell>
          <table:table-cell office:value-type="string">
            <text:p>17:23:58.60</text:p>
          </table:table-cell>
          <table:table-cell office:value-type="string">
            <text:p>-26:21:13</text:p>
          </table:table-cell>
          <table:table-cell office:value-type="float" office:value="31">
            <text:p>31.0</text:p>
          </table:table-cell>
          <table:table-cell office:value-type="float" office:value="5.9">
            <text:p>5.9</text:p>
          </table:table-cell>
          <table:table-cell office:value-type="float" office:value="4.5552">
            <text:p>4.5552</text:p>
          </table:table-cell>
          <table:table-cell office:value-type="float" office:value="-0.45996">
            <text:p>-0.4600</text:p>
          </table:table-cell>
          <table:table-cell office:value-type="float" office:value="0.001222">
            <text:p>0.0012220</text:p>
          </table:table-cell>
          <table:table-cell table:number-columns-repeated="247"/>
        </table:table-row>
        <table:table-row table:style-name="ro1">
          <table:table-cell office:value-type="string">
            <text:p>NGC 6638</text:p>
          </table:table-cell>
          <table:table-cell office:value-type="string">
            <text:p>GlobularCluster</text:p>
          </table:table-cell>
          <table:table-cell office:value-type="string">
            <text:p>18:30:56.20</text:p>
          </table:table-cell>
          <table:table-cell office:value-type="string">
            <text:p>-25:29:47</text:p>
          </table:table-cell>
          <table:table-cell office:value-type="float" office:value="31.2">
            <text:p>31.2</text:p>
          </table:table-cell>
          <table:table-cell office:value-type="float" office:value="7.5">
            <text:p>7.5</text:p>
          </table:table-cell>
          <table:table-cell office:value-type="float" office:value="4.84738">
            <text:p>4.8474</text:p>
          </table:table-cell>
          <table:table-cell office:value-type="float" office:value="-0.445">
            <text:p>-0.4450</text:p>
          </table:table-cell>
          <table:table-cell office:value-type="float" office:value="0.002123">
            <text:p>0.0021230</text:p>
          </table:table-cell>
          <table:table-cell table:number-columns-repeated="247"/>
        </table:table-row>
        <table:table-row table:style-name="ro1">
          <table:table-cell office:value-type="string">
            <text:p>NGC 2808</text:p>
          </table:table-cell>
          <table:table-cell office:value-type="string">
            <text:p>GlobularCluster</text:p>
          </table:table-cell>
          <table:table-cell office:value-type="string">
            <text:p>09:12:02.60</text:p>
          </table:table-cell>
          <table:table-cell office:value-type="string">
            <text:p>-64:51:47</text:p>
          </table:table-cell>
          <table:table-cell office:value-type="float" office:value="31.2">
            <text:p>31.2</text:p>
          </table:table-cell>
          <table:table-cell office:value-type="float" office:value="36.2">
            <text:p>36.2</text:p>
          </table:table-cell>
          <table:table-cell office:value-type="float" office:value="2.40874">
            <text:p>2.4087</text:p>
          </table:table-cell>
          <table:table-cell office:value-type="float" office:value="-1.13207">
            <text:p>-1.1321</text:p>
          </table:table-cell>
          <table:table-cell office:value-type="float" office:value="0.004072">
            <text:p>0.0040720</text:p>
          </table:table-cell>
          <table:table-cell table:number-columns-repeated="247"/>
        </table:table-row>
        <table:table-row table:style-name="ro1">
          <table:table-cell office:value-type="string">
            <text:p>Liller 1</text:p>
          </table:table-cell>
          <table:table-cell office:value-type="string">
            <text:p>GlobularCluster</text:p>
          </table:table-cell>
          <table:table-cell office:value-type="string">
            <text:p>17:33:24.50</text:p>
          </table:table-cell>
          <table:table-cell office:value-type="string">
            <text:p>-33:23:20</text:p>
          </table:table-cell>
          <table:table-cell office:value-type="float" office:value="31.3">
            <text:p>31.3</text:p>
          </table:table-cell>
          <table:table-cell office:value-type="float" office:value="5.9">
            <text:p>5.9</text:p>
          </table:table-cell>
          <table:table-cell office:value-type="float" office:value="4.59636">
            <text:p>4.5964</text:p>
          </table:table-cell>
          <table:table-cell office:value-type="float" office:value="-0.58275">
            <text:p>-0.5828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NGC 6453</text:p>
          </table:table-cell>
          <table:table-cell office:value-type="string">
            <text:p>GlobularCluster</text:p>
          </table:table-cell>
          <table:table-cell office:value-type="string">
            <text:p>17:50:51.80</text:p>
          </table:table-cell>
          <table:table-cell office:value-type="string">
            <text:p>-34:35:55</text:p>
          </table:table-cell>
          <table:table-cell office:value-type="float" office:value="31.3">
            <text:p>31.3</text:p>
          </table:table-cell>
          <table:table-cell office:value-type="float" office:value="5.9">
            <text:p>5.9</text:p>
          </table:table-cell>
          <table:table-cell office:value-type="float" office:value="4.67252">
            <text:p>4.6725</text:p>
          </table:table-cell>
          <table:table-cell office:value-type="float" office:value="-0.60386">
            <text:p>-0.6039</text:p>
          </table:table-cell>
          <table:table-cell office:value-type="float" office:value="0.002211">
            <text:p>0.0022110</text:p>
          </table:table-cell>
          <table:table-cell table:number-columns-repeated="247"/>
        </table:table-row>
        <table:table-row table:style-name="ro1">
          <table:table-cell office:value-type="string">
            <text:p>M 80, NGC 6093</text:p>
          </table:table-cell>
          <table:table-cell office:value-type="string">
            <text:p>GlobularCluster</text:p>
          </table:table-cell>
          <table:table-cell office:value-type="string">
            <text:p>16:17:02.50</text:p>
          </table:table-cell>
          <table:table-cell office:value-type="string">
            <text:p>-22:58:30</text:p>
          </table:table-cell>
          <table:table-cell office:value-type="float" office:value="32.6">
            <text:p>32.6</text:p>
          </table:table-cell>
          <table:table-cell office:value-type="float" office:value="12.4">
            <text:p>12.4</text:p>
          </table:table-cell>
          <table:table-cell office:value-type="float" office:value="4.26314">
            <text:p>4.2631</text:p>
          </table:table-cell>
          <table:table-cell office:value-type="float" office:value="-0.40099">
            <text:p>-0.4010</text:p>
          </table:table-cell>
          <table:table-cell office:value-type="float" office:value="0.002909">
            <text:p>0.0029090</text:p>
          </table:table-cell>
          <table:table-cell table:number-columns-repeated="247"/>
        </table:table-row>
        <table:table-row table:style-name="ro1">
          <table:table-cell office:value-type="string">
            <text:p>NGC 6388</text:p>
          </table:table-cell>
          <table:table-cell office:value-type="string">
            <text:p>GlobularCluster</text:p>
          </table:table-cell>
          <table:table-cell office:value-type="string">
            <text:p>17:36:17.00</text:p>
          </table:table-cell>
          <table:table-cell office:value-type="string">
            <text:p>-44:44:06</text:p>
          </table:table-cell>
          <table:table-cell office:value-type="float" office:value="32.6">
            <text:p>32.6</text:p>
          </table:table-cell>
          <table:table-cell office:value-type="float" office:value="10.4">
            <text:p>10.4</text:p>
          </table:table-cell>
          <table:table-cell office:value-type="float" office:value="4.6089">
            <text:p>4.6089</text:p>
          </table:table-cell>
          <table:table-cell office:value-type="float" office:value="-0.78077">
            <text:p>-0.7808</text:p>
          </table:table-cell>
          <table:table-cell office:value-type="float" office:value="0.003025">
            <text:p>0.0030250</text:p>
          </table:table-cell>
          <table:table-cell table:number-columns-repeated="247"/>
        </table:table-row>
        <table:table-row table:style-name="ro1">
          <table:table-cell office:value-type="string">
            <text:p>NGC 6139</text:p>
          </table:table-cell>
          <table:table-cell office:value-type="string">
            <text:p>GlobularCluster</text:p>
          </table:table-cell>
          <table:table-cell office:value-type="string">
            <text:p>16:27:40.40</text:p>
          </table:table-cell>
          <table:table-cell office:value-type="string">
            <text:p>-38:50:56</text:p>
          </table:table-cell>
          <table:table-cell office:value-type="float" office:value="32.9">
            <text:p>32.9</text:p>
          </table:table-cell>
          <table:table-cell office:value-type="float" office:value="11.7">
            <text:p>11.7</text:p>
          </table:table-cell>
          <table:table-cell office:value-type="float" office:value="4.30954">
            <text:p>4.3095</text:p>
          </table:table-cell>
          <table:table-cell office:value-type="float" office:value="-0.67804">
            <text:p>-0.6780</text:p>
          </table:table-cell>
          <table:table-cell office:value-type="float" office:value="0.002385">
            <text:p>0.0023850</text:p>
          </table:table-cell>
          <table:table-cell table:number-columns-repeated="247"/>
        </table:table-row>
        <table:table-row table:style-name="ro1">
          <table:table-cell office:value-type="string">
            <text:p>NGC 6652</text:p>
          </table:table-cell>
          <table:table-cell office:value-type="string">
            <text:p>GlobularCluster</text:p>
          </table:table-cell>
          <table:table-cell office:value-type="string">
            <text:p>18:35:45.70</text:p>
          </table:table-cell>
          <table:table-cell office:value-type="string">
            <text:p>-32:59:25</text:p>
          </table:table-cell>
          <table:table-cell office:value-type="float" office:value="32.9">
            <text:p>32.9</text:p>
          </table:table-cell>
          <table:table-cell office:value-type="float" office:value="9.1">
            <text:p>9.1</text:p>
          </table:table-cell>
          <table:table-cell office:value-type="float" office:value="4.86842">
            <text:p>4.8684</text:p>
          </table:table-cell>
          <table:table-cell office:value-type="float" office:value="-0.57579">
            <text:p>-0.5758</text:p>
          </table:table-cell>
          <table:table-cell office:value-type="float" office:value="0.001745">
            <text:p>0.0017450</text:p>
          </table:table-cell>
          <table:table-cell table:number-columns-repeated="247"/>
        </table:table-row>
        <table:table-row table:style-name="ro1">
          <table:table-cell office:value-type="string">
            <text:p>M 56, NGC 6779</text:p>
          </table:table-cell>
          <table:table-cell office:value-type="string">
            <text:p>GlobularCluster</text:p>
          </table:table-cell>
          <table:table-cell office:value-type="string">
            <text:p>19:16:35.50</text:p>
          </table:table-cell>
          <table:table-cell office:value-type="string">
            <text:p>30:11:05</text:p>
          </table:table-cell>
          <table:table-cell office:value-type="float" office:value="32.9">
            <text:p>32.9</text:p>
          </table:table-cell>
          <table:table-cell office:value-type="float" office:value="31.6">
            <text:p>31.6</text:p>
          </table:table-cell>
          <table:table-cell office:value-type="float" office:value="5.04658">
            <text:p>5.0466</text:p>
          </table:table-cell>
          <table:table-cell office:value-type="float" office:value="0.52682">
            <text:p>0.5268</text:p>
          </table:table-cell>
          <table:table-cell office:value-type="float" office:value="0.00256">
            <text:p>0.0025600</text:p>
          </table:table-cell>
          <table:table-cell table:number-columns-repeated="247"/>
        </table:table-row>
        <table:table-row table:style-name="ro1">
          <table:table-cell office:value-type="string">
            <text:p>M 68, NGC 4590</text:p>
          </table:table-cell>
          <table:table-cell office:value-type="string">
            <text:p>GlobularCluster</text:p>
          </table:table-cell>
          <table:table-cell office:value-type="string">
            <text:p>12:39:28.00</text:p>
          </table:table-cell>
          <table:table-cell office:value-type="string">
            <text:p>-26:44:34</text:p>
          </table:table-cell>
          <table:table-cell office:value-type="float" office:value="33.3">
            <text:p>33.3</text:p>
          </table:table-cell>
          <table:table-cell office:value-type="float" office:value="32.9">
            <text:p>32.9</text:p>
          </table:table-cell>
          <table:table-cell office:value-type="float" office:value="3.3138">
            <text:p>3.3138</text:p>
          </table:table-cell>
          <table:table-cell office:value-type="float" office:value="-0.46675">
            <text:p>-0.4668</text:p>
          </table:table-cell>
          <table:table-cell office:value-type="float" office:value="0.0032">
            <text:p>0.0032000</text:p>
          </table:table-cell>
          <table:table-cell table:number-columns-repeated="247"/>
        </table:table-row>
        <table:table-row table:style-name="ro1">
          <table:table-cell office:value-type="string">
            <text:p>Terzan 5, Terzan 11</text:p>
          </table:table-cell>
          <table:table-cell office:value-type="string">
            <text:p>GlobularCluster</text:p>
          </table:table-cell>
          <table:table-cell office:value-type="string">
            <text:p>17:48:04.90</text:p>
          </table:table-cell>
          <table:table-cell office:value-type="string">
            <text:p>-24:48:45</text:p>
          </table:table-cell>
          <table:table-cell office:value-type="float" office:value="33.6">
            <text:p>33.6</text:p>
          </table:table-cell>
          <table:table-cell office:value-type="float" office:value="7.8">
            <text:p>7.8</text:p>
          </table:table-cell>
          <table:table-cell office:value-type="float" office:value="4.66038">
            <text:p>4.6604</text:p>
          </table:table-cell>
          <table:table-cell office:value-type="float" office:value="-0.43306">
            <text:p>-0.4331</text:p>
          </table:table-cell>
          <table:table-cell office:value-type="float" office:value="0.000698">
            <text:p>0.0006980</text:p>
          </table:table-cell>
          <table:table-cell table:number-columns-repeated="247"/>
        </table:table-row>
        <table:table-row table:style-name="ro1">
          <table:table-cell office:value-type="string">
            <text:p>M 15, NGC 7078</text:p>
          </table:table-cell>
          <table:table-cell office:value-type="string">
            <text:p>GlobularCluster</text:p>
          </table:table-cell>
          <table:table-cell office:value-type="string">
            <text:p>21:29:58.30</text:p>
          </table:table-cell>
          <table:table-cell office:value-type="string">
            <text:p>12:10:01</text:p>
          </table:table-cell>
          <table:table-cell office:value-type="float" office:value="33.6">
            <text:p>33.6</text:p>
          </table:table-cell>
          <table:table-cell office:value-type="float" office:value="33.9">
            <text:p>33.9</text:p>
          </table:table-cell>
          <table:table-cell office:value-type="float" office:value="5.62856">
            <text:p>5.6286</text:p>
          </table:table-cell>
          <table:table-cell office:value-type="float" office:value="0.21235">
            <text:p>0.2124</text:p>
          </table:table-cell>
          <table:table-cell office:value-type="float" office:value="0.005236">
            <text:p>0.0052360</text:p>
          </table:table-cell>
          <table:table-cell table:number-columns-repeated="247"/>
        </table:table-row>
        <table:table-row table:style-name="ro1">
          <table:table-cell office:value-type="string">
            <text:p>M 3, NGC 5272</text:p>
          </table:table-cell>
          <table:table-cell office:value-type="string">
            <text:p>GlobularCluster</text:p>
          </table:table-cell>
          <table:table-cell office:value-type="string">
            <text:p>13:42:11.20</text:p>
          </table:table-cell>
          <table:table-cell office:value-type="string">
            <text:p>28:22:32</text:p>
          </table:table-cell>
          <table:table-cell office:value-type="float" office:value="33.9">
            <text:p>33.9</text:p>
          </table:table-cell>
          <table:table-cell office:value-type="float" office:value="39.8">
            <text:p>39.8</text:p>
          </table:table-cell>
          <table:table-cell office:value-type="float" office:value="3.58746">
            <text:p>3.5875</text:p>
          </table:table-cell>
          <table:table-cell office:value-type="float" office:value="0.49525">
            <text:p>0.4953</text:p>
          </table:table-cell>
          <table:table-cell office:value-type="float" office:value="0.005236">
            <text:p>0.0052360</text:p>
          </table:table-cell>
          <table:table-cell table:number-columns-repeated="247"/>
        </table:table-row>
        <table:table-row table:style-name="ro1">
          <table:table-cell office:value-type="string">
            <text:p>NGC 5986</text:p>
          </table:table-cell>
          <table:table-cell office:value-type="string">
            <text:p>GlobularCluster</text:p>
          </table:table-cell>
          <table:table-cell office:value-type="string">
            <text:p>15:46:03.50</text:p>
          </table:table-cell>
          <table:table-cell office:value-type="string">
            <text:p>-37:47:10</text:p>
          </table:table-cell>
          <table:table-cell office:value-type="float" office:value="33.9">
            <text:p>33.9</text:p>
          </table:table-cell>
          <table:table-cell office:value-type="float" office:value="15.7">
            <text:p>15.7</text:p>
          </table:table-cell>
          <table:table-cell office:value-type="float" office:value="4.12796">
            <text:p>4.1280</text:p>
          </table:table-cell>
          <table:table-cell office:value-type="float" office:value="-0.65949">
            <text:p>-0.6595</text:p>
          </table:table-cell>
          <table:table-cell office:value-type="float" office:value="0.002793">
            <text:p>0.0027930</text:p>
          </table:table-cell>
          <table:table-cell table:number-columns-repeated="247"/>
        </table:table-row>
        <table:table-row table:style-name="ro1">
          <table:table-cell office:value-type="string">
            <text:p>NGC 6401</text:p>
          </table:table-cell>
          <table:table-cell office:value-type="string">
            <text:p>GlobularCluster</text:p>
          </table:table-cell>
          <table:table-cell office:value-type="string">
            <text:p>17:38:36.90</text:p>
          </table:table-cell>
          <table:table-cell office:value-type="string">
            <text:p>-23:54:32</text:p>
          </table:table-cell>
          <table:table-cell office:value-type="float" office:value="34.2">
            <text:p>34.2</text:p>
          </table:table-cell>
          <table:table-cell office:value-type="float" office:value="8.8">
            <text:p>8.8</text:p>
          </table:table-cell>
          <table:table-cell office:value-type="float" office:value="4.61908">
            <text:p>4.6191</text:p>
          </table:table-cell>
          <table:table-cell office:value-type="float" office:value="-0.41729">
            <text:p>-0.4173</text:p>
          </table:table-cell>
          <table:table-cell office:value-type="float" office:value="0.001396">
            <text:p>0.0013960</text:p>
          </table:table-cell>
          <table:table-cell table:number-columns-repeated="247"/>
        </table:table-row>
        <table:table-row table:style-name="ro1">
          <table:table-cell office:value-type="string">
            <text:p>NGC 5946</text:p>
          </table:table-cell>
          <table:table-cell office:value-type="string">
            <text:p>GlobularCluster</text:p>
          </table:table-cell>
          <table:table-cell office:value-type="string">
            <text:p>15:35:28.50</text:p>
          </table:table-cell>
          <table:table-cell office:value-type="string">
            <text:p>-50:39:34</text:p>
          </table:table-cell>
          <table:table-cell office:value-type="float" office:value="34.6">
            <text:p>34.6</text:p>
          </table:table-cell>
          <table:table-cell office:value-type="float" office:value="18.9">
            <text:p>18.9</text:p>
          </table:table-cell>
          <table:table-cell office:value-type="float" office:value="4.08178">
            <text:p>4.0818</text:p>
          </table:table-cell>
          <table:table-cell office:value-type="float" office:value="-0.88417">
            <text:p>-0.8842</text:p>
          </table:table-cell>
          <table:table-cell office:value-type="float" office:value="0.000873">
            <text:p>0.0008730</text:p>
          </table:table-cell>
          <table:table-cell table:number-columns-repeated="247"/>
        </table:table-row>
        <table:table-row table:style-name="ro1">
          <table:table-cell office:value-type="string">
            <text:p>NGC 6380, Ton 1</text:p>
          </table:table-cell>
          <table:table-cell office:value-type="string">
            <text:p>GlobularCluster</text:p>
          </table:table-cell>
          <table:table-cell office:value-type="string">
            <text:p>17:34:28.00</text:p>
          </table:table-cell>
          <table:table-cell office:value-type="string">
            <text:p>-39:04:09</text:p>
          </table:table-cell>
          <table:table-cell office:value-type="float" office:value="34.9">
            <text:p>34.9</text:p>
          </table:table-cell>
          <table:table-cell office:value-type="float" office:value="10.4">
            <text:p>10.4</text:p>
          </table:table-cell>
          <table:table-cell office:value-type="float" office:value="4.60098">
            <text:p>4.6010</text:p>
          </table:table-cell>
          <table:table-cell office:value-type="float" office:value="-0.68189">
            <text:p>-0.6819</text:p>
          </table:table-cell>
          <table:table-cell office:value-type="float" office:value="0.001047">
            <text:p>0.0010470</text:p>
          </table:table-cell>
          <table:table-cell table:number-columns-repeated="247"/>
        </table:table-row>
        <table:table-row table:style-name="ro1">
          <table:table-cell office:value-type="string">
            <text:p>NGC 2298</text:p>
          </table:table-cell>
          <table:table-cell office:value-type="string">
            <text:p>GlobularCluster</text:p>
          </table:table-cell>
          <table:table-cell office:value-type="string">
            <text:p>06:48:59.20</text:p>
          </table:table-cell>
          <table:table-cell office:value-type="string">
            <text:p>-36:00:19</text:p>
          </table:table-cell>
          <table:table-cell office:value-type="float" office:value="34.9">
            <text:p>34.9</text:p>
          </table:table-cell>
          <table:table-cell office:value-type="float" office:value="51.2">
            <text:p>51.2</text:p>
          </table:table-cell>
          <table:table-cell office:value-type="float" office:value="1.78454">
            <text:p>1.7845</text:p>
          </table:table-cell>
          <table:table-cell office:value-type="float" office:value="-0.62841">
            <text:p>-0.6284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NGC 6569</text:p>
          </table:table-cell>
          <table:table-cell office:value-type="string">
            <text:p>GlobularCluster</text:p>
          </table:table-cell>
          <table:table-cell office:value-type="string">
            <text:p>18:13:38.90</text:p>
          </table:table-cell>
          <table:table-cell office:value-type="string">
            <text:p>-31:49:35</text:p>
          </table:table-cell>
          <table:table-cell office:value-type="float" office:value="34.9">
            <text:p>34.9</text:p>
          </table:table-cell>
          <table:table-cell office:value-type="float" office:value="9.5">
            <text:p>9.5</text:p>
          </table:table-cell>
          <table:table-cell office:value-type="float" office:value="4.77194">
            <text:p>4.7719</text:p>
          </table:table-cell>
          <table:table-cell office:value-type="float" office:value="-0.55548">
            <text:p>-0.5555</text:p>
          </table:table-cell>
          <table:table-cell office:value-type="float" office:value="0.001862">
            <text:p>0.0018620</text:p>
          </table:table-cell>
          <table:table-cell table:number-columns-repeated="247"/>
        </table:table-row>
        <table:table-row table:style-name="ro1">
          <table:table-cell office:value-type="string">
            <text:p>NGC 6517</text:p>
          </table:table-cell>
          <table:table-cell office:value-type="string">
            <text:p>GlobularCluster</text:p>
          </table:table-cell>
          <table:table-cell office:value-type="string">
            <text:p>18:01:50.60</text:p>
          </table:table-cell>
          <table:table-cell office:value-type="string">
            <text:p>-08:57:32</text:p>
          </table:table-cell>
          <table:table-cell office:value-type="float" office:value="35.2">
            <text:p>35.2</text:p>
          </table:table-cell>
          <table:table-cell office:value-type="float" office:value="14">
            <text:p>14.0</text:p>
          </table:table-cell>
          <table:table-cell office:value-type="float" office:value="4.72044">
            <text:p>4.7204</text:p>
          </table:table-cell>
          <table:table-cell office:value-type="float" office:value="-0.15636">
            <text:p>-0.1564</text:p>
          </table:table-cell>
          <table:table-cell office:value-type="float" office:value="0.001164">
            <text:p>0.0011640</text:p>
          </table:table-cell>
          <table:table-cell table:number-columns-repeated="247"/>
        </table:table-row>
        <table:table-row table:style-name="ro1">
          <table:table-cell office:value-type="string">
            <text:p>Palomar 1</text:p>
          </table:table-cell>
          <table:table-cell office:value-type="string">
            <text:p>GlobularCluster</text:p>
          </table:table-cell>
          <table:table-cell office:value-type="string">
            <text:p>03:33:23.00</text:p>
          </table:table-cell>
          <table:table-cell office:value-type="string">
            <text:p>79:34:50</text:p>
          </table:table-cell>
          <table:table-cell office:value-type="float" office:value="35.6">
            <text:p>35.6</text:p>
          </table:table-cell>
          <table:table-cell office:value-type="float" office:value="55.4">
            <text:p>55.4</text:p>
          </table:table-cell>
          <table:table-cell office:value-type="float" office:value="0.93106">
            <text:p>0.9311</text:p>
          </table:table-cell>
          <table:table-cell office:value-type="float" office:value="1.38894">
            <text:p>1.3889</text:p>
          </table:table-cell>
          <table:table-cell office:value-type="float" office:value="0.000814">
            <text:p>0.0008140</text:p>
          </table:table-cell>
          <table:table-cell table:number-columns-repeated="247"/>
        </table:table-row>
        <table:table-row table:style-name="ro1">
          <table:table-cell office:value-type="string">
            <text:p>NGC 5286</text:p>
          </table:table-cell>
          <table:table-cell office:value-type="string">
            <text:p>GlobularCluster</text:p>
          </table:table-cell>
          <table:table-cell office:value-type="string">
            <text:p>13:46:26.50</text:p>
          </table:table-cell>
          <table:table-cell office:value-type="string">
            <text:p>-51:22:24</text:p>
          </table:table-cell>
          <table:table-cell office:value-type="float" office:value="35.9">
            <text:p>35.9</text:p>
          </table:table-cell>
          <table:table-cell office:value-type="float" office:value="27.4">
            <text:p>27.4</text:p>
          </table:table-cell>
          <table:table-cell office:value-type="float" office:value="3.60604">
            <text:p>3.6060</text:p>
          </table:table-cell>
          <table:table-cell office:value-type="float" office:value="-0.89663">
            <text:p>-0.8966</text:p>
          </table:table-cell>
          <table:table-cell office:value-type="float" office:value="0.0032">
            <text:p>0.0032000</text:p>
          </table:table-cell>
          <table:table-cell table:number-columns-repeated="247"/>
        </table:table-row>
        <table:table-row table:style-name="ro1">
          <table:table-cell office:value-type="string">
            <text:p>NGC 6316</text:p>
          </table:table-cell>
          <table:table-cell office:value-type="string">
            <text:p>GlobularCluster</text:p>
          </table:table-cell>
          <table:table-cell office:value-type="string">
            <text:p>17:16:37.40</text:p>
          </table:table-cell>
          <table:table-cell office:value-type="string">
            <text:p>-28:08:24</text:p>
          </table:table-cell>
          <table:table-cell office:value-type="float" office:value="35.9">
            <text:p>35.9</text:p>
          </table:table-cell>
          <table:table-cell office:value-type="float" office:value="10.4">
            <text:p>10.4</text:p>
          </table:table-cell>
          <table:table-cell office:value-type="float" office:value="4.52312">
            <text:p>4.5231</text:p>
          </table:table-cell>
          <table:table-cell office:value-type="float" office:value="-0.49114">
            <text:p>-0.4911</text:p>
          </table:table-cell>
          <table:table-cell office:value-type="float" office:value="0.001571">
            <text:p>0.0015710</text:p>
          </table:table-cell>
          <table:table-cell table:number-columns-repeated="247"/>
        </table:table-row>
        <table:table-row table:style-name="ro1">
          <table:table-cell office:value-type="string">
            <text:p>NGC 6235</text:p>
          </table:table-cell>
          <table:table-cell office:value-type="string">
            <text:p>GlobularCluster</text:p>
          </table:table-cell>
          <table:table-cell office:value-type="string">
            <text:p>16:53:25.40</text:p>
          </table:table-cell>
          <table:table-cell office:value-type="string">
            <text:p>-22:10:38</text:p>
          </table:table-cell>
          <table:table-cell office:value-type="float" office:value="37.2">
            <text:p>37.2</text:p>
          </table:table-cell>
          <table:table-cell office:value-type="float" office:value="13.4">
            <text:p>13.4</text:p>
          </table:table-cell>
          <table:table-cell office:value-type="float" office:value="4.4219">
            <text:p>4.4219</text:p>
          </table:table-cell>
          <table:table-cell office:value-type="float" office:value="-0.38707">
            <text:p>-0.3871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M <text:s/>2, NGC 7089</text:p>
          </table:table-cell>
          <table:table-cell office:value-type="string">
            <text:p>GlobularCluster</text:p>
          </table:table-cell>
          <table:table-cell office:value-type="string">
            <text:p>21:33:29.30</text:p>
          </table:table-cell>
          <table:table-cell office:value-type="string">
            <text:p>-00:49:23</text:p>
          </table:table-cell>
          <table:table-cell office:value-type="float" office:value="37.5">
            <text:p>37.5</text:p>
          </table:table-cell>
          <table:table-cell office:value-type="float" office:value="33.9">
            <text:p>33.9</text:p>
          </table:table-cell>
          <table:table-cell office:value-type="float" office:value="5.6439">
            <text:p>5.6439</text:p>
          </table:table-cell>
          <table:table-cell office:value-type="float" office:value="-0.01437">
            <text:p>-0.0144</text:p>
          </table:table-cell>
          <table:table-cell office:value-type="float" office:value="0.004654">
            <text:p>0.0046540</text:p>
          </table:table-cell>
          <table:table-cell table:number-columns-repeated="247"/>
        </table:table-row>
        <table:table-row table:style-name="ro1">
          <table:table-cell office:value-type="string">
            <text:p>NGC 6496</text:p>
          </table:table-cell>
          <table:table-cell office:value-type="string">
            <text:p>GlobularCluster</text:p>
          </table:table-cell>
          <table:table-cell office:value-type="string">
            <text:p>17:59:02.00</text:p>
          </table:table-cell>
          <table:table-cell office:value-type="string">
            <text:p>-44:15:54</text:p>
          </table:table-cell>
          <table:table-cell office:value-type="float" office:value="37.5">
            <text:p>37.5</text:p>
          </table:table-cell>
          <table:table-cell office:value-type="float" office:value="14">
            <text:p>14.0</text:p>
          </table:table-cell>
          <table:table-cell office:value-type="float" office:value="4.70818">
            <text:p>4.7082</text:p>
          </table:table-cell>
          <table:table-cell office:value-type="float" office:value="-0.77257">
            <text:p>-0.7726</text:p>
          </table:table-cell>
          <table:table-cell office:value-type="float" office:value="0.001629">
            <text:p>0.0016290</text:p>
          </table:table-cell>
          <table:table-cell table:number-columns-repeated="247"/>
        </table:table-row>
        <table:table-row table:style-name="ro1">
          <table:table-cell office:value-type="string">
            <text:p>NGC 6441</text:p>
          </table:table-cell>
          <table:table-cell office:value-type="string">
            <text:p>GlobularCluster</text:p>
          </table:table-cell>
          <table:table-cell office:value-type="string">
            <text:p>17:50:12.90</text:p>
          </table:table-cell>
          <table:table-cell office:value-type="string">
            <text:p>-37:03:04</text:p>
          </table:table-cell>
          <table:table-cell office:value-type="float" office:value="38.1">
            <text:p>38.1</text:p>
          </table:table-cell>
          <table:table-cell office:value-type="float" office:value="12.7">
            <text:p>12.7</text:p>
          </table:table-cell>
          <table:table-cell office:value-type="float" office:value="4.6697">
            <text:p>4.6697</text:p>
          </table:table-cell>
          <table:table-cell office:value-type="float" office:value="-0.64666">
            <text:p>-0.6467</text:p>
          </table:table-cell>
          <table:table-cell office:value-type="float" office:value="0.002793">
            <text:p>0.0027930</text:p>
          </table:table-cell>
          <table:table-cell table:number-columns-repeated="247"/>
        </table:table-row>
        <table:table-row table:style-name="ro1">
          <table:table-cell office:value-type="string">
            <text:p>Djorg 1</text:p>
          </table:table-cell>
          <table:table-cell office:value-type="string">
            <text:p>GlobularCluster</text:p>
          </table:table-cell>
          <table:table-cell office:value-type="string">
            <text:p>17:47:28.30</text:p>
          </table:table-cell>
          <table:table-cell office:value-type="string">
            <text:p>-33:03:56</text:p>
          </table:table-cell>
          <table:table-cell office:value-type="float" office:value="39.1">
            <text:p>39.1</text:p>
          </table:table-cell>
          <table:table-cell office:value-type="float" office:value="13.4">
            <text:p>13.4</text:p>
          </table:table-cell>
          <table:table-cell office:value-type="float" office:value="4.65772">
            <text:p>4.6577</text:p>
          </table:table-cell>
          <table:table-cell office:value-type="float" office:value="-0.5771">
            <text:p>-0.5771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NGC 1851</text:p>
          </table:table-cell>
          <table:table-cell office:value-type="string">
            <text:p>GlobularCluster</text:p>
          </table:table-cell>
          <table:table-cell office:value-type="string">
            <text:p>05:14:06.30</text:p>
          </table:table-cell>
          <table:table-cell office:value-type="string">
            <text:p>-40:02:50</text:p>
          </table:table-cell>
          <table:table-cell office:value-type="float" office:value="39.5">
            <text:p>39.5</text:p>
          </table:table-cell>
          <table:table-cell office:value-type="float" office:value="54.5">
            <text:p>54.5</text:p>
          </table:table-cell>
          <table:table-cell office:value-type="float" office:value="1.37054">
            <text:p>1.3705</text:p>
          </table:table-cell>
          <table:table-cell office:value-type="float" office:value="-0.69896">
            <text:p>-0.6990</text:p>
          </table:table-cell>
          <table:table-cell office:value-type="float" office:value="0.003491">
            <text:p>0.0034910</text:p>
          </table:table-cell>
          <table:table-cell table:number-columns-repeated="247"/>
        </table:table-row>
        <table:table-row table:style-name="ro1">
          <table:table-cell office:value-type="string">
            <text:p>NGC 5897</text:p>
          </table:table-cell>
          <table:table-cell office:value-type="string">
            <text:p>GlobularCluster</text:p>
          </table:table-cell>
          <table:table-cell office:value-type="string">
            <text:p>15:17:24.50</text:p>
          </table:table-cell>
          <table:table-cell office:value-type="string">
            <text:p>-21:00:37</text:p>
          </table:table-cell>
          <table:table-cell office:value-type="float" office:value="40.4">
            <text:p>40.4</text:p>
          </table:table-cell>
          <table:table-cell office:value-type="float" office:value="23.8">
            <text:p>23.8</text:p>
          </table:table-cell>
          <table:table-cell office:value-type="float" office:value="4.00294">
            <text:p>4.0029</text:p>
          </table:table-cell>
          <table:table-cell office:value-type="float" office:value="-0.3667">
            <text:p>-0.3667</text:p>
          </table:table-cell>
          <table:table-cell office:value-type="float" office:value="0.0032">
            <text:p>0.0032000</text:p>
          </table:table-cell>
          <table:table-cell table:number-columns-repeated="247"/>
        </table:table-row>
        <table:table-row table:style-name="ro1">
          <table:table-cell office:value-type="string">
            <text:p>Palomar 8</text:p>
          </table:table-cell>
          <table:table-cell office:value-type="string">
            <text:p>GlobularCluster</text:p>
          </table:table-cell>
          <table:table-cell office:value-type="string">
            <text:p>18:41:29.90</text:p>
          </table:table-cell>
          <table:table-cell office:value-type="string">
            <text:p>-19:49:33</text:p>
          </table:table-cell>
          <table:table-cell office:value-type="float" office:value="42.1">
            <text:p>42.1</text:p>
          </table:table-cell>
          <table:table-cell office:value-type="float" office:value="18.3">
            <text:p>18.3</text:p>
          </table:table-cell>
          <table:table-cell office:value-type="float" office:value="4.89346">
            <text:p>4.8935</text:p>
          </table:table-cell>
          <table:table-cell office:value-type="float" office:value="-0.34603">
            <text:p>-0.3460</text:p>
          </table:table-cell>
          <table:table-cell office:value-type="float" office:value="0.001513">
            <text:p>0.0015130</text:p>
          </table:table-cell>
          <table:table-cell table:number-columns-repeated="247"/>
        </table:table-row>
        <table:table-row table:style-name="ro1">
          <table:table-cell office:value-type="string">
            <text:p>M 79, NGC 1904</text:p>
          </table:table-cell>
          <table:table-cell office:value-type="string">
            <text:p>GlobularCluster</text:p>
          </table:table-cell>
          <table:table-cell office:value-type="string">
            <text:p>05:24:10.60</text:p>
          </table:table-cell>
          <table:table-cell office:value-type="string">
            <text:p>-24:31:27</text:p>
          </table:table-cell>
          <table:table-cell office:value-type="float" office:value="42.1">
            <text:p>42.1</text:p>
          </table:table-cell>
          <table:table-cell office:value-type="float" office:value="61.3">
            <text:p>61.3</text:p>
          </table:table-cell>
          <table:table-cell office:value-type="float" office:value="1.41448">
            <text:p>1.4145</text:p>
          </table:table-cell>
          <table:table-cell office:value-type="float" office:value="-0.42803">
            <text:p>-0.4280</text:p>
          </table:table-cell>
          <table:table-cell office:value-type="float" office:value="0.002793">
            <text:p>0.0027930</text:p>
          </table:table-cell>
          <table:table-cell table:number-columns-repeated="247"/>
        </table:table-row>
        <table:table-row table:style-name="ro1">
          <table:table-cell office:value-type="string">
            <text:p>Palomar 11</text:p>
          </table:table-cell>
          <table:table-cell office:value-type="string">
            <text:p>GlobularCluster</text:p>
          </table:table-cell>
          <table:table-cell office:value-type="string">
            <text:p>19:45:14.40</text:p>
          </table:table-cell>
          <table:table-cell office:value-type="string">
            <text:p>-08:00:26</text:p>
          </table:table-cell>
          <table:table-cell office:value-type="float" office:value="42.4">
            <text:p>42.4</text:p>
          </table:table-cell>
          <table:table-cell office:value-type="float" office:value="25.8">
            <text:p>25.8</text:p>
          </table:table-cell>
          <table:table-cell office:value-type="float" office:value="5.17158">
            <text:p>5.1716</text:p>
          </table:table-cell>
          <table:table-cell office:value-type="float" office:value="-0.13975">
            <text:p>-0.1398</text:p>
          </table:table-cell>
          <table:table-cell office:value-type="float" office:value="0.002909">
            <text:p>0.0029090</text:p>
          </table:table-cell>
          <table:table-cell table:number-columns-repeated="247"/>
        </table:table-row>
        <table:table-row table:style-name="ro1">
          <table:table-cell office:value-type="string">
            <text:p>NGC 6584</text:p>
          </table:table-cell>
          <table:table-cell office:value-type="string">
            <text:p>GlobularCluster</text:p>
          </table:table-cell>
          <table:table-cell office:value-type="string">
            <text:p>18:18:37.70</text:p>
          </table:table-cell>
          <table:table-cell office:value-type="string">
            <text:p>-52:12:54</text:p>
          </table:table-cell>
          <table:table-cell office:value-type="float" office:value="43.7">
            <text:p>43.7</text:p>
          </table:table-cell>
          <table:table-cell office:value-type="float" office:value="22.8">
            <text:p>22.8</text:p>
          </table:table-cell>
          <table:table-cell office:value-type="float" office:value="4.79368">
            <text:p>4.7937</text:p>
          </table:table-cell>
          <table:table-cell office:value-type="float" office:value="-0.91132">
            <text:p>-0.9113</text:p>
          </table:table-cell>
          <table:table-cell office:value-type="float" office:value="0.00192">
            <text:p>0.0019200</text:p>
          </table:table-cell>
          <table:table-cell table:number-columns-repeated="247"/>
        </table:table-row>
        <table:table-row table:style-name="ro1">
          <table:table-cell office:value-type="string">
            <text:p>HP 1, BH 229, HP</text:p>
          </table:table-cell>
          <table:table-cell office:value-type="string">
            <text:p>GlobularCluster</text:p>
          </table:table-cell>
          <table:table-cell office:value-type="string">
            <text:p>17:31:05.20</text:p>
          </table:table-cell>
          <table:table-cell office:value-type="string">
            <text:p>-29:58:54</text:p>
          </table:table-cell>
          <table:table-cell office:value-type="float" office:value="46">
            <text:p>46.0</text:p>
          </table:table-cell>
          <table:table-cell office:value-type="float" office:value="19.9">
            <text:p>19.9</text:p>
          </table:table-cell>
          <table:table-cell office:value-type="float" office:value="4.58624">
            <text:p>4.5862</text:p>
          </table:table-cell>
          <table:table-cell office:value-type="float" office:value="-0.52328">
            <text:p>-0.5233</text:p>
          </table:table-cell>
          <table:table-cell office:value-type="float" office:value="0.000349">
            <text:p>0.0003490</text:p>
          </table:table-cell>
          <table:table-cell table:number-columns-repeated="247"/>
        </table:table-row>
        <table:table-row table:style-name="ro1">
          <table:table-cell office:value-type="string">
            <text:p>NGC 6356</text:p>
          </table:table-cell>
          <table:table-cell office:value-type="string">
            <text:p>GlobularCluster</text:p>
          </table:table-cell>
          <table:table-cell office:value-type="string">
            <text:p>17:23:35.00</text:p>
          </table:table-cell>
          <table:table-cell office:value-type="string">
            <text:p>-17:48:47</text:p>
          </table:table-cell>
          <table:table-cell office:value-type="float" office:value="49.6">
            <text:p>49.6</text:p>
          </table:table-cell>
          <table:table-cell office:value-type="float" office:value="24.8">
            <text:p>24.8</text:p>
          </table:table-cell>
          <table:table-cell office:value-type="float" office:value="4.5535">
            <text:p>4.5535</text:p>
          </table:table-cell>
          <table:table-cell office:value-type="float" office:value="-0.3109">
            <text:p>-0.3109</text:p>
          </table:table-cell>
          <table:table-cell office:value-type="float" office:value="0.002909">
            <text:p>0.0029090</text:p>
          </table:table-cell>
          <table:table-cell table:number-columns-repeated="247"/>
        </table:table-row>
        <table:table-row table:style-name="ro1">
          <table:table-cell office:value-type="string">
            <text:p>NGC 6284</text:p>
          </table:table-cell>
          <table:table-cell office:value-type="string">
            <text:p>GlobularCluster</text:p>
          </table:table-cell>
          <table:table-cell office:value-type="string">
            <text:p>17:04:28.80</text:p>
          </table:table-cell>
          <table:table-cell office:value-type="string">
            <text:p>-24:45:53</text:p>
          </table:table-cell>
          <table:table-cell office:value-type="float" office:value="49.9">
            <text:p>49.9</text:p>
          </table:table-cell>
          <table:table-cell office:value-type="float" office:value="24.8">
            <text:p>24.8</text:p>
          </table:table-cell>
          <table:table-cell office:value-type="float" office:value="4.47014">
            <text:p>4.4701</text:p>
          </table:table-cell>
          <table:table-cell office:value-type="float" office:value="-0.43223">
            <text:p>-0.4322</text:p>
          </table:table-cell>
          <table:table-cell office:value-type="float" office:value="0.001804">
            <text:p>0.0018040</text:p>
          </table:table-cell>
          <table:table-cell table:number-columns-repeated="247"/>
        </table:table-row>
        <table:table-row table:style-name="ro1">
          <table:table-cell office:value-type="string">
            <text:p>NGC 6101</text:p>
          </table:table-cell>
          <table:table-cell office:value-type="string">
            <text:p>GlobularCluster</text:p>
          </table:table-cell>
          <table:table-cell office:value-type="string">
            <text:p>16:25:48.60</text:p>
          </table:table-cell>
          <table:table-cell office:value-type="string">
            <text:p>-72:12:06</text:p>
          </table:table-cell>
          <table:table-cell office:value-type="float" office:value="49.9">
            <text:p>49.9</text:p>
          </table:table-cell>
          <table:table-cell office:value-type="float" office:value="36.2">
            <text:p>36.2</text:p>
          </table:table-cell>
          <table:table-cell office:value-type="float" office:value="4.3014">
            <text:p>4.3014</text:p>
          </table:table-cell>
          <table:table-cell office:value-type="float" office:value="-1.26016">
            <text:p>-1.2602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BH 176</text:p>
          </table:table-cell>
          <table:table-cell office:value-type="string">
            <text:p>GlobularCluster</text:p>
          </table:table-cell>
          <table:table-cell office:value-type="string">
            <text:p>15:39:07.30</text:p>
          </table:table-cell>
          <table:table-cell office:value-type="string">
            <text:p>-50:03:02</text:p>
          </table:table-cell>
          <table:table-cell office:value-type="float" office:value="50.9">
            <text:p>50.9</text:p>
          </table:table-cell>
          <table:table-cell office:value-type="float" office:value="31.6">
            <text:p>31.6</text:p>
          </table:table-cell>
          <table:table-cell office:value-type="float" office:value="4.0977">
            <text:p>4.0977</text:p>
          </table:table-cell>
          <table:table-cell office:value-type="float" office:value="-0.87355">
            <text:p>-0.8736</text:p>
          </table:table-cell>
          <table:table-cell office:value-type="float" office:value="0.000873">
            <text:p>0.0008730</text:p>
          </table:table-cell>
          <table:table-cell table:number-columns-repeated="247"/>
        </table:table-row>
        <table:table-row table:style-name="ro1">
          <table:table-cell office:value-type="string">
            <text:p>NGC 6934</text:p>
          </table:table-cell>
          <table:table-cell office:value-type="string">
            <text:p>GlobularCluster</text:p>
          </table:table-cell>
          <table:table-cell office:value-type="string">
            <text:p>20:34:11.60</text:p>
          </table:table-cell>
          <table:table-cell office:value-type="string">
            <text:p>07:24:15</text:p>
          </table:table-cell>
          <table:table-cell office:value-type="float" office:value="51.2">
            <text:p>51.2</text:p>
          </table:table-cell>
          <table:table-cell office:value-type="float" office:value="41.7">
            <text:p>41.7</text:p>
          </table:table-cell>
          <table:table-cell office:value-type="float" office:value="5.38518">
            <text:p>5.3852</text:p>
          </table:table-cell>
          <table:table-cell office:value-type="float" office:value="0.12923">
            <text:p>0.1292</text:p>
          </table:table-cell>
          <table:table-cell office:value-type="float" office:value="0.002065">
            <text:p>0.0020650</text:p>
          </table:table-cell>
          <table:table-cell table:number-columns-repeated="247"/>
        </table:table-row>
        <table:table-row table:style-name="ro1">
          <table:table-cell office:value-type="string">
            <text:p>NGC 5466</text:p>
          </table:table-cell>
          <table:table-cell office:value-type="string">
            <text:p>GlobularCluster</text:p>
          </table:table-cell>
          <table:table-cell office:value-type="string">
            <text:p>14:05:27.30</text:p>
          </table:table-cell>
          <table:table-cell office:value-type="string">
            <text:p>28:32:04</text:p>
          </table:table-cell>
          <table:table-cell office:value-type="float" office:value="51.8">
            <text:p>51.8</text:p>
          </table:table-cell>
          <table:table-cell office:value-type="float" office:value="52.8">
            <text:p>52.8</text:p>
          </table:table-cell>
          <table:table-cell office:value-type="float" office:value="3.689">
            <text:p>3.6890</text:p>
          </table:table-cell>
          <table:table-cell office:value-type="float" office:value="0.49802">
            <text:p>0.4980</text:p>
          </table:table-cell>
          <table:table-cell office:value-type="float" office:value="0.002618">
            <text:p>0.0026180</text:p>
          </table:table-cell>
          <table:table-cell table:number-columns-repeated="247"/>
        </table:table-row>
        <table:table-row table:style-name="ro1">
          <table:table-cell office:value-type="string">
            <text:p>NGC 1261</text:p>
          </table:table-cell>
          <table:table-cell office:value-type="string">
            <text:p>GlobularCluster</text:p>
          </table:table-cell>
          <table:table-cell office:value-type="string">
            <text:p>03:12:15.30</text:p>
          </table:table-cell>
          <table:table-cell office:value-type="string">
            <text:p>-55:13:01</text:p>
          </table:table-cell>
          <table:table-cell office:value-type="float" office:value="53.5">
            <text:p>53.5</text:p>
          </table:table-cell>
          <table:table-cell office:value-type="float" office:value="59.4">
            <text:p>59.4</text:p>
          </table:table-cell>
          <table:table-cell office:value-type="float" office:value="0.83888">
            <text:p>0.8389</text:p>
          </table:table-cell>
          <table:table-cell office:value-type="float" office:value="-0.96372">
            <text:p>-0.9637</text:p>
          </table:table-cell>
          <table:table-cell office:value-type="float" office:value="0.001978">
            <text:p>0.0019780</text:p>
          </table:table-cell>
          <table:table-cell table:number-columns-repeated="247"/>
        </table:table-row>
        <table:table-row table:style-name="ro1">
          <table:table-cell office:value-type="string">
            <text:p>NGC 5053</text:p>
          </table:table-cell>
          <table:table-cell office:value-type="string">
            <text:p>GlobularCluster</text:p>
          </table:table-cell>
          <table:table-cell office:value-type="string">
            <text:p>13:16:27.00</text:p>
          </table:table-cell>
          <table:table-cell office:value-type="string">
            <text:p>05:41:53</text:p>
          </table:table-cell>
          <table:table-cell office:value-type="float" office:value="53.5">
            <text:p>53.5</text:p>
          </table:table-cell>
          <table:table-cell office:value-type="float" office:value="55.1">
            <text:p>55.1</text:p>
          </table:table-cell>
          <table:table-cell office:value-type="float" office:value="3.47516">
            <text:p>3.4752</text:p>
          </table:table-cell>
          <table:table-cell office:value-type="float" office:value="0.30889">
            <text:p>0.3089</text:p>
          </table:table-cell>
          <table:table-cell office:value-type="float" office:value="0.002909">
            <text:p>0.0029090</text:p>
          </table:table-cell>
          <table:table-cell table:number-columns-repeated="247"/>
        </table:table-row>
        <table:table-row table:style-name="ro1">
          <table:table-cell office:value-type="string">
            <text:p>M 72, NGC 6981</text:p>
          </table:table-cell>
          <table:table-cell office:value-type="string">
            <text:p>GlobularCluster</text:p>
          </table:table-cell>
          <table:table-cell office:value-type="string">
            <text:p>20:53:27.90</text:p>
          </table:table-cell>
          <table:table-cell office:value-type="string">
            <text:p>-12:32:13</text:p>
          </table:table-cell>
          <table:table-cell office:value-type="float" office:value="55.4">
            <text:p>55.4</text:p>
          </table:table-cell>
          <table:table-cell office:value-type="float" office:value="42.1">
            <text:p>42.1</text:p>
          </table:table-cell>
          <table:table-cell office:value-type="float" office:value="5.46928">
            <text:p>5.4693</text:p>
          </table:table-cell>
          <table:table-cell office:value-type="float" office:value="-0.21881">
            <text:p>-0.2188</text:p>
          </table:table-cell>
          <table:table-cell office:value-type="float" office:value="0.00192">
            <text:p>0.0019200</text:p>
          </table:table-cell>
          <table:table-cell table:number-columns-repeated="247"/>
        </table:table-row>
        <table:table-row table:style-name="ro1">
          <table:table-cell office:value-type="string">
            <text:p>M 53, NGC 5024</text:p>
          </table:table-cell>
          <table:table-cell office:value-type="string">
            <text:p>GlobularCluster</text:p>
          </table:table-cell>
          <table:table-cell office:value-type="string">
            <text:p>13:12:55.30</text:p>
          </table:table-cell>
          <table:table-cell office:value-type="string">
            <text:p>18:10:09</text:p>
          </table:table-cell>
          <table:table-cell office:value-type="float" office:value="58">
            <text:p>58.0</text:p>
          </table:table-cell>
          <table:table-cell office:value-type="float" office:value="59.6">
            <text:p>59.6</text:p>
          </table:table-cell>
          <table:table-cell office:value-type="float" office:value="3.45978">
            <text:p>3.4598</text:p>
          </table:table-cell>
          <table:table-cell office:value-type="float" office:value="0.31711">
            <text:p>0.3171</text:p>
          </table:table-cell>
          <table:table-cell office:value-type="float" office:value="0.003782">
            <text:p>0.0037820</text:p>
          </table:table-cell>
          <table:table-cell table:number-columns-repeated="247"/>
        </table:table-row>
        <table:table-row table:style-name="ro1">
          <table:table-cell office:value-type="string">
            <text:p>IC 4499</text:p>
          </table:table-cell>
          <table:table-cell office:value-type="string">
            <text:p>GlobularCluster</text:p>
          </table:table-cell>
          <table:table-cell office:value-type="string">
            <text:p>15:00:18.50</text:p>
          </table:table-cell>
          <table:table-cell office:value-type="string">
            <text:p>-82:12:49</text:p>
          </table:table-cell>
          <table:table-cell office:value-type="float" office:value="61.6">
            <text:p>61.6</text:p>
          </table:table-cell>
          <table:table-cell office:value-type="float" office:value="51.2">
            <text:p>51.2</text:p>
          </table:table-cell>
          <table:table-cell office:value-type="float" office:value="3.92834">
            <text:p>3.9283</text:p>
          </table:table-cell>
          <table:table-cell office:value-type="float" office:value="-1.4349">
            <text:p>-1.4349</text:p>
          </table:table-cell>
          <table:table-cell office:value-type="float" office:value="0.002327">
            <text:p>0.0023270</text:p>
          </table:table-cell>
          <table:table-cell table:number-columns-repeated="247"/>
        </table:table-row>
        <table:table-row table:style-name="ro1">
          <table:table-cell office:value-type="string">
            <text:p>Palomar 12, Cap dw</text:p>
          </table:table-cell>
          <table:table-cell office:value-type="string">
            <text:p>GlobularCluster</text:p>
          </table:table-cell>
          <table:table-cell office:value-type="string">
            <text:p>21:46:38.80</text:p>
          </table:table-cell>
          <table:table-cell office:value-type="string">
            <text:p>-21:15:03</text:p>
          </table:table-cell>
          <table:table-cell office:value-type="float" office:value="62.3">
            <text:p>62.3</text:p>
          </table:table-cell>
          <table:table-cell office:value-type="float" office:value="51.9">
            <text:p>51.9</text:p>
          </table:table-cell>
          <table:table-cell office:value-type="float" office:value="5.70132">
            <text:p>5.7013</text:p>
          </table:table-cell>
          <table:table-cell office:value-type="float" office:value="-0.3709">
            <text:p>-0.3709</text:p>
          </table:table-cell>
          <table:table-cell office:value-type="float" office:value="0.000844">
            <text:p>0.0008440</text:p>
          </table:table-cell>
          <table:table-cell table:number-columns-repeated="247"/>
        </table:table-row>
        <table:table-row table:style-name="ro1">
          <table:table-cell office:value-type="string">
            <text:p>NGC 4147</text:p>
          </table:table-cell>
          <table:table-cell office:value-type="string">
            <text:p>GlobularCluster</text:p>
          </table:table-cell>
          <table:table-cell office:value-type="string">
            <text:p>12:10:06.20</text:p>
          </table:table-cell>
          <table:table-cell office:value-type="string">
            <text:p>18:32:31</text:p>
          </table:table-cell>
          <table:table-cell office:value-type="float" office:value="62.9">
            <text:p>62.9</text:p>
          </table:table-cell>
          <table:table-cell office:value-type="float" office:value="69.5">
            <text:p>69.5</text:p>
          </table:table-cell>
          <table:table-cell office:value-type="float" office:value="3.18568">
            <text:p>3.1857</text:p>
          </table:table-cell>
          <table:table-cell office:value-type="float" office:value="0.32362">
            <text:p>0.3236</text:p>
          </table:table-cell>
          <table:table-cell office:value-type="float" office:value="0.00128">
            <text:p>0.0012800</text:p>
          </table:table-cell>
          <table:table-cell table:number-columns-repeated="247"/>
        </table:table-row>
        <table:table-row table:style-name="ro1">
          <table:table-cell office:value-type="string">
            <text:p>M 75, NGC 6864</text:p>
          </table:table-cell>
          <table:table-cell office:value-type="string">
            <text:p>GlobularCluster</text:p>
          </table:table-cell>
          <table:table-cell office:value-type="string">
            <text:p>20:06:04.80</text:p>
          </table:table-cell>
          <table:table-cell office:value-type="string">
            <text:p>-21:55:17</text:p>
          </table:table-cell>
          <table:table-cell office:value-type="float" office:value="67.5">
            <text:p>67.5</text:p>
          </table:table-cell>
          <table:table-cell office:value-type="float" office:value="47.6">
            <text:p>47.6</text:p>
          </table:table-cell>
          <table:table-cell office:value-type="float" office:value="5.26252">
            <text:p>5.2625</text:p>
          </table:table-cell>
          <table:table-cell office:value-type="float" office:value="-0.3826">
            <text:p>-0.3826</text:p>
          </table:table-cell>
          <table:table-cell office:value-type="float" office:value="0.001978">
            <text:p>0.0019780</text:p>
          </table:table-cell>
          <table:table-cell table:number-columns-repeated="247"/>
        </table:table-row>
        <table:table-row table:style-name="ro1">
          <table:table-cell office:value-type="string">
            <text:p>NGC 6426</text:p>
          </table:table-cell>
          <table:table-cell office:value-type="string">
            <text:p>GlobularCluster</text:p>
          </table:table-cell>
          <table:table-cell office:value-type="string">
            <text:p>17:44:54.70</text:p>
          </table:table-cell>
          <table:table-cell office:value-type="string">
            <text:p>03:10:13</text:p>
          </table:table-cell>
          <table:table-cell office:value-type="float" office:value="67.5">
            <text:p>67.5</text:p>
          </table:table-cell>
          <table:table-cell office:value-type="float" office:value="47.6">
            <text:p>47.6</text:p>
          </table:table-cell>
          <table:table-cell office:value-type="float" office:value="4.64656">
            <text:p>4.6466</text:p>
          </table:table-cell>
          <table:table-cell office:value-type="float" office:value="0.05533">
            <text:p>0.0553</text:p>
          </table:table-cell>
          <table:table-cell office:value-type="float" office:value="0.001222">
            <text:p>0.0012220</text:p>
          </table:table-cell>
          <table:table-cell table:number-columns-repeated="247"/>
        </table:table-row>
        <table:table-row table:style-name="ro1">
          <table:table-cell office:value-type="string">
            <text:p>Rup 106</text:p>
          </table:table-cell>
          <table:table-cell office:value-type="string">
            <text:p>GlobularCluster</text:p>
          </table:table-cell>
          <table:table-cell office:value-type="string">
            <text:p>12:38:40.20</text:p>
          </table:table-cell>
          <table:table-cell office:value-type="string">
            <text:p>-51:09:01</text:p>
          </table:table-cell>
          <table:table-cell office:value-type="float" office:value="69.1">
            <text:p>69.1</text:p>
          </table:table-cell>
          <table:table-cell office:value-type="float" office:value="60.3">
            <text:p>60.3</text:p>
          </table:table-cell>
          <table:table-cell office:value-type="float" office:value="3.31032">
            <text:p>3.3103</text:p>
          </table:table-cell>
          <table:table-cell office:value-type="float" office:value="-0.89274">
            <text:p>-0.8927</text:p>
          </table:table-cell>
          <table:table-cell office:value-type="float" office:value="0.000582">
            <text:p>0.0005820</text:p>
          </table:table-cell>
          <table:table-cell table:number-columns-repeated="247"/>
        </table:table-row>
        <table:table-row table:style-name="ro1">
          <table:table-cell office:value-type="string">
            <text:p>ESO 280-SC06</text:p>
          </table:table-cell>
          <table:table-cell office:value-type="string">
            <text:p>GlobularCluster</text:p>
          </table:table-cell>
          <table:table-cell office:value-type="string">
            <text:p>06:09:06 PM</text:p>
          </table:table-cell>
          <table:table-cell office:value-type="string">
            <text:p>-00:46:25.40</text:p>
          </table:table-cell>
          <table:table-cell office:value-type="float" office:value="70.7">
            <text:p>70.7</text:p>
          </table:table-cell>
          <table:table-cell office:value-type="float" office:value="46.6">
            <text:p>46.6</text:p>
          </table:table-cell>
          <table:table-cell office:value-type="float" office:value="4.7521">
            <text:p>4.7521</text:p>
          </table:table-cell>
          <table:table-cell office:value-type="float" office:value="-0.81014">
            <text:p>-0.8101</text:p>
          </table:table-cell>
          <table:table-cell office:value-type="float" office:value="0.000436">
            <text:p>0.0004360</text:p>
          </table:table-cell>
          <table:table-cell table:number-columns-repeated="247"/>
        </table:table-row>
        <table:table-row table:style-name="ro1">
          <table:table-cell office:value-type="string">
            <text:p>Segue 1</text:p>
          </table:table-cell>
          <table:table-cell office:value-type="string">
            <text:p>GlobularCluster</text:p>
          </table:table-cell>
          <table:table-cell office:value-type="string">
            <text:p>10:07:04 AM</text:p>
          </table:table-cell>
          <table:table-cell office:value-type="string">
            <text:p>12:47:30</text:p>
          </table:table-cell>
          <table:table-cell office:value-type="float" office:value="75">
            <text:p>75.0</text:p>
          </table:table-cell>
          <table:table-cell office:value-type="string">
            <text:p>NA</text:p>
          </table:table-cell>
          <table:table-cell office:value-type="float" office:value="2.64882">
            <text:p>2.6488</text:p>
          </table:table-cell>
          <table:table-cell office:value-type="float" office:value="0.22326">
            <text:p>0.2233</text:p>
          </table:table-cell>
          <table:table-cell office:value-type="float" office:value="0.001309">
            <text:p>0.0013090</text:p>
          </table:table-cell>
          <table:table-cell table:number-columns-repeated="247"/>
        </table:table-row>
        <table:table-row table:style-name="ro1">
          <table:table-cell office:value-type="string">
            <text:p>Terzan 7</text:p>
          </table:table-cell>
          <table:table-cell office:value-type="string">
            <text:p>GlobularCluster</text:p>
          </table:table-cell>
          <table:table-cell office:value-type="string">
            <text:p>19:17:43.70</text:p>
          </table:table-cell>
          <table:table-cell office:value-type="string">
            <text:p>-34:39:27</text:p>
          </table:table-cell>
          <table:table-cell office:value-type="float" office:value="75.7">
            <text:p>75.7</text:p>
          </table:table-cell>
          <table:table-cell office:value-type="float" office:value="52.2">
            <text:p>52.2</text:p>
          </table:table-cell>
          <table:table-cell office:value-type="float" office:value="5.05154">
            <text:p>5.0515</text:p>
          </table:table-cell>
          <table:table-cell office:value-type="float" office:value="-0.60489">
            <text:p>-0.6049</text:p>
          </table:table-cell>
          <table:table-cell office:value-type="float" office:value="0.000349">
            <text:p>0.0003490</text:p>
          </table:table-cell>
          <table:table-cell table:number-columns-repeated="247"/>
        </table:table-row>
        <table:table-row table:style-name="ro1">
          <table:table-cell office:value-type="string">
            <text:p>Palomar 5, Ser dw</text:p>
          </table:table-cell>
          <table:table-cell office:value-type="string">
            <text:p>GlobularCluster</text:p>
          </table:table-cell>
          <table:table-cell office:value-type="string">
            <text:p>15:16:05.30</text:p>
          </table:table-cell>
          <table:table-cell office:value-type="string">
            <text:p>-00:06:41</text:p>
          </table:table-cell>
          <table:table-cell office:value-type="float" office:value="75.7">
            <text:p>75.7</text:p>
          </table:table-cell>
          <table:table-cell office:value-type="float" office:value="60.7">
            <text:p>60.7</text:p>
          </table:table-cell>
          <table:table-cell office:value-type="float" office:value="3.99718">
            <text:p>3.9972</text:p>
          </table:table-cell>
          <table:table-cell office:value-type="float" office:value="-0.00194">
            <text:p>-0.0019</text:p>
          </table:table-cell>
          <table:table-cell office:value-type="float" office:value="0.002327">
            <text:p>0.0023270</text:p>
          </table:table-cell>
          <table:table-cell table:number-columns-repeated="247"/>
        </table:table-row>
        <table:table-row table:style-name="ro1">
          <table:table-cell office:value-type="string">
            <text:p>IC 1257</text:p>
          </table:table-cell>
          <table:table-cell office:value-type="string">
            <text:p>GlobularCluster</text:p>
          </table:table-cell>
          <table:table-cell office:value-type="string">
            <text:p>17:27:08.50</text:p>
          </table:table-cell>
          <table:table-cell office:value-type="string">
            <text:p>-07:05:35</text:p>
          </table:table-cell>
          <table:table-cell office:value-type="float" office:value="81.5">
            <text:p>81.5</text:p>
          </table:table-cell>
          <table:table-cell office:value-type="float" office:value="58.4">
            <text:p>58.4</text:p>
          </table:table-cell>
          <table:table-cell office:value-type="float" office:value="4.56902">
            <text:p>4.5690</text:p>
          </table:table-cell>
          <table:table-cell office:value-type="float" office:value="-0.1238">
            <text:p>-0.1238</text:p>
          </table:table-cell>
          <table:table-cell office:value-type="float" office:value="0.001454">
            <text:p>0.0014540</text:p>
          </table:table-cell>
          <table:table-cell table:number-columns-repeated="247"/>
        </table:table-row>
        <table:table-row table:style-name="ro1">
          <table:table-cell office:value-type="string">
            <text:p>NGC 5634</text:p>
          </table:table-cell>
          <table:table-cell office:value-type="string">
            <text:p>GlobularCluster</text:p>
          </table:table-cell>
          <table:table-cell office:value-type="string">
            <text:p>14:29:37.30</text:p>
          </table:table-cell>
          <table:table-cell office:value-type="string">
            <text:p>-05:58:35</text:p>
          </table:table-cell>
          <table:table-cell office:value-type="float" office:value="82.2">
            <text:p>82.2</text:p>
          </table:table-cell>
          <table:table-cell office:value-type="float" office:value="69.1">
            <text:p>69.1</text:p>
          </table:table-cell>
          <table:table-cell office:value-type="float" office:value="3.79444">
            <text:p>3.7944</text:p>
          </table:table-cell>
          <table:table-cell office:value-type="float" office:value="-0.10431">
            <text:p>-0.1043</text:p>
          </table:table-cell>
          <table:table-cell office:value-type="float" office:value="0.0016">
            <text:p>0.0016000</text:p>
          </table:table-cell>
          <table:table-cell table:number-columns-repeated="247"/>
        </table:table-row>
        <table:table-row table:style-name="ro1">
          <table:table-cell office:value-type="string">
            <text:p>Palomar 13, Peg GC</text:p>
          </table:table-cell>
          <table:table-cell office:value-type="string">
            <text:p>GlobularCluster</text:p>
          </table:table-cell>
          <table:table-cell office:value-type="string">
            <text:p>23:06:44.40</text:p>
          </table:table-cell>
          <table:table-cell office:value-type="string">
            <text:p>12:46:19</text:p>
          </table:table-cell>
          <table:table-cell office:value-type="float" office:value="84.1">
            <text:p>84.1</text:p>
          </table:table-cell>
          <table:table-cell office:value-type="float" office:value="87">
            <text:p>87.0</text:p>
          </table:table-cell>
          <table:table-cell office:value-type="float" office:value="6.0508">
            <text:p>6.0508</text:p>
          </table:table-cell>
          <table:table-cell office:value-type="float" office:value="0.22291">
            <text:p>0.2229</text:p>
          </table:table-cell>
          <table:table-cell office:value-type="float" office:value="0.000204">
            <text:p>0.0002040</text:p>
          </table:table-cell>
          <table:table-cell table:number-columns-repeated="247"/>
        </table:table-row>
        <table:table-row table:style-name="ro1">
          <table:table-cell office:value-type="string">
            <text:p>NGC 7492</text:p>
          </table:table-cell>
          <table:table-cell office:value-type="string">
            <text:p>GlobularCluster</text:p>
          </table:table-cell>
          <table:table-cell office:value-type="string">
            <text:p>23:08:26.70</text:p>
          </table:table-cell>
          <table:table-cell office:value-type="string">
            <text:p>-15:36:41</text:p>
          </table:table-cell>
          <table:table-cell office:value-type="float" office:value="84.1">
            <text:p>84.1</text:p>
          </table:table-cell>
          <table:table-cell office:value-type="float" office:value="81.2">
            <text:p>81.2</text:p>
          </table:table-cell>
          <table:table-cell office:value-type="float" office:value="6.05824">
            <text:p>6.0582</text:p>
          </table:table-cell>
          <table:table-cell office:value-type="float" office:value="-0.27247">
            <text:p>-0.2725</text:p>
          </table:table-cell>
          <table:table-cell office:value-type="float" office:value="0.001222">
            <text:p>0.0012220</text:p>
          </table:table-cell>
          <table:table-cell table:number-columns-repeated="247"/>
        </table:table-row>
        <table:table-row table:style-name="ro1">
          <table:table-cell office:value-type="string">
            <text:p>Terzan 8</text:p>
          </table:table-cell>
          <table:table-cell office:value-type="string">
            <text:p>GlobularCluster</text:p>
          </table:table-cell>
          <table:table-cell office:value-type="string">
            <text:p>19:41:45.00</text:p>
          </table:table-cell>
          <table:table-cell office:value-type="string">
            <text:p>-34:00:01</text:p>
          </table:table-cell>
          <table:table-cell office:value-type="float" office:value="84.8">
            <text:p>84.8</text:p>
          </table:table-cell>
          <table:table-cell office:value-type="float" office:value="62.3">
            <text:p>62.3</text:p>
          </table:table-cell>
          <table:table-cell office:value-type="float" office:value="5.15636">
            <text:p>5.1564</text:p>
          </table:table-cell>
          <table:table-cell office:value-type="float" office:value="-0.59342">
            <text:p>-0.5934</text:p>
          </table:table-cell>
          <table:table-cell office:value-type="float" office:value="0.001018">
            <text:p>0.0010180</text:p>
          </table:table-cell>
          <table:table-cell table:number-columns-repeated="247"/>
        </table:table-row>
        <table:table-row table:style-name="ro1">
          <table:table-cell office:value-type="string">
            <text:p>M 54, NGC 6715</text:p>
          </table:table-cell>
          <table:table-cell office:value-type="string">
            <text:p>GlobularCluster</text:p>
          </table:table-cell>
          <table:table-cell office:value-type="string">
            <text:p>18:55:03.30</text:p>
          </table:table-cell>
          <table:table-cell office:value-type="string">
            <text:p>-30:28:42</text:p>
          </table:table-cell>
          <table:table-cell office:value-type="float" office:value="87.3">
            <text:p>87.3</text:p>
          </table:table-cell>
          <table:table-cell office:value-type="float" office:value="62.6">
            <text:p>62.6</text:p>
          </table:table-cell>
          <table:table-cell office:value-type="float" office:value="4.95262">
            <text:p>4.9526</text:p>
          </table:table-cell>
          <table:table-cell office:value-type="float" office:value="-0.53195">
            <text:p>-0.5320</text:p>
          </table:table-cell>
          <table:table-cell office:value-type="float" office:value="0.003491">
            <text:p>0.0034910</text:p>
          </table:table-cell>
          <table:table-cell table:number-columns-repeated="247"/>
        </table:table-row>
        <table:table-row table:style-name="ro1">
          <table:table-cell office:value-type="string">
            <text:p>Palomar 2</text:p>
          </table:table-cell>
          <table:table-cell office:value-type="string">
            <text:p>GlobularCluster</text:p>
          </table:table-cell>
          <table:table-cell office:value-type="string">
            <text:p>04:46:05.90</text:p>
          </table:table-cell>
          <table:table-cell office:value-type="string">
            <text:p>31:22:51</text:p>
          </table:table-cell>
          <table:table-cell office:value-type="float" office:value="90">
            <text:p>90.0</text:p>
          </table:table-cell>
          <table:table-cell office:value-type="float" office:value="115.5">
            <text:p>115.5</text:p>
          </table:table-cell>
          <table:table-cell office:value-type="float" office:value="1.24834">
            <text:p>1.2483</text:p>
          </table:table-cell>
          <table:table-cell office:value-type="float" office:value="0.5477">
            <text:p>0.5477</text:p>
          </table:table-cell>
          <table:table-cell office:value-type="float" office:value="0.00064">
            <text:p>0.0006400</text:p>
          </table:table-cell>
          <table:table-cell table:number-columns-repeated="247"/>
        </table:table-row>
        <table:table-row table:style-name="ro1">
          <table:table-cell office:value-type="string">
            <text:p>Arp 2</text:p>
          </table:table-cell>
          <table:table-cell office:value-type="string">
            <text:p>GlobularCluster</text:p>
          </table:table-cell>
          <table:table-cell office:value-type="string">
            <text:p>19:28:44.10</text:p>
          </table:table-cell>
          <table:table-cell office:value-type="string">
            <text:p>-30:21:14</text:p>
          </table:table-cell>
          <table:table-cell office:value-type="float" office:value="93.3">
            <text:p>93.3</text:p>
          </table:table-cell>
          <table:table-cell office:value-type="float" office:value="69.8">
            <text:p>69.8</text:p>
          </table:table-cell>
          <table:table-cell office:value-type="float" office:value="5.09956">
            <text:p>5.0996</text:p>
          </table:table-cell>
          <table:table-cell office:value-type="float" office:value="-0.52978">
            <text:p>-0.5298</text:p>
          </table:table-cell>
          <table:table-cell office:value-type="float" office:value="0.000669">
            <text:p>0.0006690</text:p>
          </table:table-cell>
          <table:table-cell table:number-columns-repeated="247"/>
        </table:table-row>
        <table:table-row table:style-name="ro1">
          <table:table-cell office:value-type="string">
            <text:p>AM 4</text:p>
          </table:table-cell>
          <table:table-cell office:value-type="string">
            <text:p>GlobularCluster</text:p>
          </table:table-cell>
          <table:table-cell office:value-type="string">
            <text:p>13:56:21.20</text:p>
          </table:table-cell>
          <table:table-cell office:value-type="string">
            <text:p>-27:10:04</text:p>
          </table:table-cell>
          <table:table-cell office:value-type="float" office:value="97.5">
            <text:p>97.5</text:p>
          </table:table-cell>
          <table:table-cell office:value-type="float" office:value="83.2">
            <text:p>83.2</text:p>
          </table:table-cell>
          <table:table-cell office:value-type="float" office:value="3.64928">
            <text:p>3.6493</text:p>
          </table:table-cell>
          <table:table-cell office:value-type="float" office:value="-0.47417">
            <text:p>-0.4742</text:p>
          </table:table-cell>
          <table:table-cell office:value-type="float" office:value="0.000873">
            <text:p>0.0008730</text:p>
          </table:table-cell>
          <table:table-cell table:number-columns-repeated="247"/>
        </table:table-row>
        <table:table-row table:style-name="ro1">
          <table:table-cell office:value-type="string">
            <text:p>NGC 6229</text:p>
          </table:table-cell>
          <table:table-cell office:value-type="string">
            <text:p>GlobularCluster</text:p>
          </table:table-cell>
          <table:table-cell office:value-type="string">
            <text:p>16:46:58.90</text:p>
          </table:table-cell>
          <table:table-cell office:value-type="string">
            <text:p>47:31:40</text:p>
          </table:table-cell>
          <table:table-cell office:value-type="float" office:value="99.1">
            <text:p>99.1</text:p>
          </table:table-cell>
          <table:table-cell office:value-type="float" office:value="96.8">
            <text:p>96.8</text:p>
          </table:table-cell>
          <table:table-cell office:value-type="float" office:value="4.39378">
            <text:p>4.3938</text:p>
          </table:table-cell>
          <table:table-cell office:value-type="float" office:value="0.82952">
            <text:p>0.8295</text:p>
          </table:table-cell>
          <table:table-cell office:value-type="float" office:value="0.001309">
            <text:p>0.0013090</text:p>
          </table:table-cell>
          <table:table-cell table:number-columns-repeated="247"/>
        </table:table-row>
        <table:table-row table:style-name="ro1">
          <table:table-cell office:value-type="string">
            <text:p>NGC 5824</text:p>
          </table:table-cell>
          <table:table-cell office:value-type="string">
            <text:p>GlobularCluster</text:p>
          </table:table-cell>
          <table:table-cell office:value-type="string">
            <text:p>15:03:58.50</text:p>
          </table:table-cell>
          <table:table-cell office:value-type="string">
            <text:p>-33:04:04</text:p>
          </table:table-cell>
          <table:table-cell office:value-type="float" office:value="104.4">
            <text:p>104.4</text:p>
          </table:table-cell>
          <table:table-cell office:value-type="float" office:value="84.1">
            <text:p>84.1</text:p>
          </table:table-cell>
          <table:table-cell office:value-type="float" office:value="3.94434">
            <text:p>3.9443</text:p>
          </table:table-cell>
          <table:table-cell office:value-type="float" office:value="-0.57714">
            <text:p>-0.5771</text:p>
          </table:table-cell>
          <table:table-cell office:value-type="float" office:value="0.002153">
            <text:p>0.0021530</text:p>
          </table:table-cell>
          <table:table-cell table:number-columns-repeated="247"/>
        </table:table-row>
        <table:table-row table:style-name="ro1">
          <table:table-cell office:value-type="string">
            <text:p>NGC 5694</text:p>
          </table:table-cell>
          <table:table-cell office:value-type="string">
            <text:p>GlobularCluster</text:p>
          </table:table-cell>
          <table:table-cell office:value-type="string">
            <text:p>14:39:36.50</text:p>
          </table:table-cell>
          <table:table-cell office:value-type="string">
            <text:p>-26:32:18</text:p>
          </table:table-cell>
          <table:table-cell office:value-type="float" office:value="113.2">
            <text:p>113.2</text:p>
          </table:table-cell>
          <table:table-cell office:value-type="float" office:value="94.9">
            <text:p>94.9</text:p>
          </table:table-cell>
          <table:table-cell office:value-type="float" office:value="3.83802">
            <text:p>3.8380</text:p>
          </table:table-cell>
          <table:table-cell office:value-type="float" office:value="-0.46318">
            <text:p>-0.4632</text:p>
          </table:table-cell>
          <table:table-cell office:value-type="float" office:value="0.001251">
            <text:p>0.0012510</text:p>
          </table:table-cell>
          <table:table-cell table:number-columns-repeated="247"/>
        </table:table-row>
        <table:table-row table:style-name="ro1">
          <table:table-cell office:value-type="string">
            <text:p>Pyxis Glob. Cl.</text:p>
          </table:table-cell>
          <table:table-cell office:value-type="string">
            <text:p>GlobularCluster</text:p>
          </table:table-cell>
          <table:table-cell office:value-type="string">
            <text:p>09:07:57.80</text:p>
          </table:table-cell>
          <table:table-cell office:value-type="string">
            <text:p>-37:13:17</text:p>
          </table:table-cell>
          <table:table-cell office:value-type="float" office:value="129.4">
            <text:p>129.4</text:p>
          </table:table-cell>
          <table:table-cell office:value-type="float" office:value="135.9">
            <text:p>135.9</text:p>
          </table:table-cell>
          <table:table-cell office:value-type="float" office:value="2.39094">
            <text:p>2.3909</text:p>
          </table:table-cell>
          <table:table-cell office:value-type="float" office:value="-0.64964">
            <text:p>-0.6496</text:p>
          </table:table-cell>
          <table:table-cell office:value-type="float" office:value="0.001164">
            <text:p>0.0011640</text:p>
          </table:table-cell>
          <table:table-cell table:number-columns-repeated="247"/>
        </table:table-row>
        <table:table-row table:style-name="ro1">
          <table:table-cell office:value-type="string">
            <text:p>Koposov 2</text:p>
          </table:table-cell>
          <table:table-cell office:value-type="string">
            <text:p>GlobularCluster</text:p>
          </table:table-cell>
          <table:table-cell office:value-type="string">
            <text:p>07:58:17.00</text:p>
          </table:table-cell>
          <table:table-cell office:value-type="string">
            <text:p>26:15:18</text:p>
          </table:table-cell>
          <table:table-cell office:value-type="float" office:value="130">
            <text:p>130.0</text:p>
          </table:table-cell>
          <table:table-cell office:value-type="string">
            <text:p>NA</text:p>
          </table:table-cell>
          <table:table-cell office:value-type="float" office:value="2.0869">
            <text:p>2.0869</text:p>
          </table:table-cell>
          <table:table-cell office:value-type="float" office:value="0.45824">
            <text:p>0.4582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NGC 7006</text:p>
          </table:table-cell>
          <table:table-cell office:value-type="string">
            <text:p>GlobularCluster</text:p>
          </table:table-cell>
          <table:table-cell office:value-type="string">
            <text:p>21:01:29.50</text:p>
          </table:table-cell>
          <table:table-cell office:value-type="string">
            <text:p>16:11:15</text:p>
          </table:table-cell>
          <table:table-cell office:value-type="float" office:value="135.4">
            <text:p>135.4</text:p>
          </table:table-cell>
          <table:table-cell office:value-type="float" office:value="126.5">
            <text:p>126.5</text:p>
          </table:table-cell>
          <table:table-cell office:value-type="float" office:value="5.5043">
            <text:p>5.5043</text:p>
          </table:table-cell>
          <table:table-cell office:value-type="float" office:value="0.28253">
            <text:p>0.2825</text:p>
          </table:table-cell>
          <table:table-cell office:value-type="float" office:value="0.001047">
            <text:p>0.0010470</text:p>
          </table:table-cell>
          <table:table-cell table:number-columns-repeated="247"/>
        </table:table-row>
        <table:table-row table:style-name="ro1">
          <table:table-cell office:value-type="string">
            <text:p>Palomar 15</text:p>
          </table:table-cell>
          <table:table-cell office:value-type="string">
            <text:p>GlobularCluster</text:p>
          </table:table-cell>
          <table:table-cell office:value-type="string">
            <text:p>17:00:02.40</text:p>
          </table:table-cell>
          <table:table-cell office:value-type="string">
            <text:p>-00:32:31</text:p>
          </table:table-cell>
          <table:table-cell office:value-type="float" office:value="145.5">
            <text:p>145.5</text:p>
          </table:table-cell>
          <table:table-cell office:value-type="float" office:value="123.6">
            <text:p>123.6</text:p>
          </table:table-cell>
          <table:table-cell office:value-type="float" office:value="4.45076">
            <text:p>4.4508</text:p>
          </table:table-cell>
          <table:table-cell office:value-type="float" office:value="-0.00946">
            <text:p>-0.0095</text:p>
          </table:table-cell>
          <table:table-cell office:value-type="float" office:value="0.000873">
            <text:p>0.0008730</text:p>
          </table:table-cell>
          <table:table-cell table:number-columns-repeated="247"/>
        </table:table-row>
        <table:table-row table:style-name="ro1">
          <table:table-cell office:value-type="string">
            <text:p>Koposov 1</text:p>
          </table:table-cell>
          <table:table-cell office:value-type="string">
            <text:p>GlobularCluster</text:p>
          </table:table-cell>
          <table:table-cell office:value-type="string">
            <text:p>11:59:18.50</text:p>
          </table:table-cell>
          <table:table-cell office:value-type="string">
            <text:p>12:15:36</text:p>
          </table:table-cell>
          <table:table-cell office:value-type="float" office:value="160">
            <text:p>160.0</text:p>
          </table:table-cell>
          <table:table-cell office:value-type="string">
            <text:p>NA</text:p>
          </table:table-cell>
          <table:table-cell office:value-type="float" office:value="3.13858">
            <text:p>3.1386</text:p>
          </table:table-cell>
          <table:table-cell office:value-type="float" office:value="0.21398">
            <text:p>0.2140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Palomar 14, AvdB</text:p>
          </table:table-cell>
          <table:table-cell office:value-type="string">
            <text:p>GlobularCluster</text:p>
          </table:table-cell>
          <table:table-cell office:value-type="string">
            <text:p>16:11:04.90</text:p>
          </table:table-cell>
          <table:table-cell office:value-type="string">
            <text:p>14:57:29</text:p>
          </table:table-cell>
          <table:table-cell office:value-type="float" office:value="241">
            <text:p>241.0</text:p>
          </table:table-cell>
          <table:table-cell office:value-type="float" office:value="225">
            <text:p>225.0</text:p>
          </table:table-cell>
          <table:table-cell office:value-type="float" office:value="4.23714">
            <text:p>4.2371</text:p>
          </table:table-cell>
          <table:table-cell office:value-type="float" office:value="0.26107">
            <text:p>0.2611</text:p>
          </table:table-cell>
          <table:table-cell office:value-type="float" office:value="0.00064">
            <text:p>0.0006400</text:p>
          </table:table-cell>
          <table:table-cell table:number-columns-repeated="247"/>
        </table:table-row>
        <table:table-row table:style-name="ro1">
          <table:table-cell office:value-type="string">
            <text:p>NGC 2419</text:p>
          </table:table-cell>
          <table:table-cell office:value-type="string">
            <text:p>GlobularCluster</text:p>
          </table:table-cell>
          <table:table-cell office:value-type="string">
            <text:p>07:38:08.50</text:p>
          </table:table-cell>
          <table:table-cell office:value-type="string">
            <text:p>38:52:55</text:p>
          </table:table-cell>
          <table:table-cell office:value-type="float" office:value="274.6">
            <text:p>274.6</text:p>
          </table:table-cell>
          <table:table-cell office:value-type="float" office:value="298.4">
            <text:p>298.4</text:p>
          </table:table-cell>
          <table:table-cell office:value-type="float" office:value="1.99902">
            <text:p>1.9990</text:p>
          </table:table-cell>
          <table:table-cell office:value-type="float" office:value="0.67862">
            <text:p>0.6786</text:p>
          </table:table-cell>
          <table:table-cell office:value-type="float" office:value="0.001338">
            <text:p>0.0013380</text:p>
          </table:table-cell>
          <table:table-cell table:number-columns-repeated="247"/>
        </table:table-row>
        <table:table-row table:style-name="ro1">
          <table:table-cell office:value-type="string">
            <text:p>Eridanus Glob. Cl.</text:p>
          </table:table-cell>
          <table:table-cell office:value-type="string">
            <text:p>GlobularCluster</text:p>
          </table:table-cell>
          <table:table-cell office:value-type="string">
            <text:p>04:24:44.50</text:p>
          </table:table-cell>
          <table:table-cell office:value-type="string">
            <text:p>-21:11:13</text:p>
          </table:table-cell>
          <table:table-cell office:value-type="float" office:value="294.2">
            <text:p>294.2</text:p>
          </table:table-cell>
          <table:table-cell office:value-type="float" office:value="310.5">
            <text:p>310.5</text:p>
          </table:table-cell>
          <table:table-cell office:value-type="float" office:value="1.15516">
            <text:p>1.1552</text:p>
          </table:table-cell>
          <table:table-cell office:value-type="float" office:value="-0.36978">
            <text:p>-0.3698</text:p>
          </table:table-cell>
          <table:table-cell office:value-type="float" office:value="0.000291">
            <text:p>0.0002910</text:p>
          </table:table-cell>
          <table:table-cell table:number-columns-repeated="247"/>
        </table:table-row>
        <table:table-row table:style-name="ro1">
          <table:table-cell office:value-type="string">
            <text:p>Palomar 3, Sex C</text:p>
          </table:table-cell>
          <table:table-cell office:value-type="string">
            <text:p>GlobularCluster</text:p>
          </table:table-cell>
          <table:table-cell office:value-type="string">
            <text:p>10:05:31.40</text:p>
          </table:table-cell>
          <table:table-cell office:value-type="string">
            <text:p>00:04:17</text:p>
          </table:table-cell>
          <table:table-cell office:value-type="float" office:value="302.3">
            <text:p>302.3</text:p>
          </table:table-cell>
          <table:table-cell office:value-type="float" office:value="312.8">
            <text:p>312.8</text:p>
          </table:table-cell>
          <table:table-cell office:value-type="float" office:value="2.6421">
            <text:p>2.6421</text:p>
          </table:table-cell>
          <table:table-cell office:value-type="float" office:value="0.00125">
            <text:p>0.0013</text:p>
          </table:table-cell>
          <table:table-cell office:value-type="float" office:value="0.000465">
            <text:p>0.0004650</text:p>
          </table:table-cell>
          <table:table-cell table:number-columns-repeated="247"/>
        </table:table-row>
        <table:table-row table:style-name="ro1">
          <table:table-cell office:value-type="string">
            <text:p>Palomar 4, UMa dw</text:p>
          </table:table-cell>
          <table:table-cell office:value-type="string">
            <text:p>GlobularCluster</text:p>
          </table:table-cell>
          <table:table-cell office:value-type="string">
            <text:p>11:29:16.80</text:p>
          </table:table-cell>
          <table:table-cell office:value-type="string">
            <text:p>28:58:25</text:p>
          </table:table-cell>
          <table:table-cell office:value-type="float" office:value="356.2">
            <text:p>356.2</text:p>
          </table:table-cell>
          <table:table-cell office:value-type="float" office:value="364.6">
            <text:p>364.6</text:p>
          </table:table-cell>
          <table:table-cell office:value-type="float" office:value="3.00756">
            <text:p>3.0076</text:p>
          </table:table-cell>
          <table:table-cell office:value-type="float" office:value="0.50568">
            <text:p>0.5057</text:p>
          </table:table-cell>
          <table:table-cell office:value-type="float" office:value="0.000378">
            <text:p>0.0003780</text:p>
          </table:table-cell>
          <table:table-cell table:number-columns-repeated="247"/>
        </table:table-row>
        <table:table-row table:style-name="ro1">
          <table:table-cell office:value-type="string">
            <text:p>AM 1, E 1</text:p>
          </table:table-cell>
          <table:table-cell office:value-type="string">
            <text:p>GlobularCluster</text:p>
          </table:table-cell>
          <table:table-cell office:value-type="string">
            <text:p>03:55:02.70</text:p>
          </table:table-cell>
          <table:table-cell office:value-type="string">
            <text:p>-49:36:52</text:p>
          </table:table-cell>
          <table:table-cell office:value-type="float" office:value="397.6">
            <text:p>397.6</text:p>
          </table:table-cell>
          <table:table-cell office:value-type="float" office:value="401.8">
            <text:p>401.8</text:p>
          </table:table-cell>
          <table:table-cell office:value-type="float" office:value="1.02558">
            <text:p>1.0256</text:p>
          </table:table-cell>
          <table:table-cell office:value-type="float" office:value="-0.86594">
            <text:p>-0.8659</text:p>
          </table:table-cell>
          <table:table-cell office:value-type="float" office:value="0.000145">
            <text:p>0.0001450</text:p>
          </table:table-cell>
          <table:table-cell table:number-columns-repeated="247"/>
        </table:table-row>
        <table:table-row table:style-name="ro1">
          <table:table-cell office:value-type="string">
            <text:p>GLIMPSE-C01</text:p>
          </table:table-cell>
          <table:table-cell office:value-type="string">
            <text:p>GlobularCluster</text:p>
          </table:table-cell>
          <table:table-cell office:value-type="string">
            <text:p>18:48:49.70</text:p>
          </table:table-cell>
          <table:table-cell office:value-type="string">
            <text:p>-01:29:50</text:p>
          </table:table-cell>
          <table:table-cell office:value-type="float" office:value="39722">
            <text:p>39722.0</text:p>
          </table:table-cell>
          <table:table-cell office:value-type="float" office:value="7">
            <text:p>7.0</text:p>
          </table:table-cell>
          <table:table-cell office:value-type="float" office:value="4.92544">
            <text:p>4.9254</text:p>
          </table:table-cell>
          <table:table-cell office:value-type="float" office:value="-0.02613">
            <text:p>-0.0261</text:p>
          </table:table-cell>
          <table:table-cell office:value-type="float" office:value="0">
            <text:p>0.0000000</text:p>
          </table:table-cell>
          <table:table-cell table:number-columns-repeated="247"/>
        </table:table-row>
        <table:table-row table:style-name="ro1">
          <table:table-cell office:value-type="string">
            <text:p>Whiting 1</text:p>
          </table:table-cell>
          <table:table-cell office:value-type="string">
            <text:p>GlobularCluster</text:p>
          </table:table-cell>
          <table:table-cell office:value-type="string">
            <text:p>02:02:56.80</text:p>
          </table:table-cell>
          <table:table-cell office:value-type="string">
            <text:p>-03:15:10</text:p>
          </table:table-cell>
          <table:table-cell table:number-columns-repeated="2" office:value-type="string">
            <text:p>NA</text:p>
          </table:table-cell>
          <table:table-cell office:value-type="float" office:value="0.53646">
            <text:p>0.5365</text:p>
          </table:table-cell>
          <table:table-cell office:value-type="float" office:value="-0.05677">
            <text:p>-0.0568</text:p>
          </table:table-cell>
          <table:table-cell office:value-type="float" office:value="0.000349">
            <text:p>0.0003490</text:p>
          </table:table-cell>
          <table:table-cell table:number-columns-repeated="247"/>
        </table:table-row>
        <table:table-row table:style-name="ro1">
          <table:table-cell office:value-type="string">
            <text:p>AL 3, BH 261</text:p>
          </table:table-cell>
          <table:table-cell office:value-type="string">
            <text:p>GlobularCluster</text:p>
          </table:table-cell>
          <table:table-cell office:value-type="string">
            <text:p>18:14:05.70</text:p>
          </table:table-cell>
          <table:table-cell office:value-type="string">
            <text:p>-28:38:08</text:p>
          </table:table-cell>
          <table:table-cell table:number-columns-repeated="2" office:value-type="string">
            <text:p>NA</text:p>
          </table:table-cell>
          <table:table-cell office:value-type="float" office:value="4.7739">
            <text:p>4.7739</text:p>
          </table:table-cell>
          <table:table-cell office:value-type="float" office:value="-0.49978">
            <text:p>-0.4998</text:p>
          </table:table-cell>
          <table:table-cell office:value-type="float" office:value="0.000378">
            <text:p>0.0003780</text:p>
          </table:table-cell>
          <table:table-cell table:number-columns-repeated="247"/>
        </table:table-row>
        <table:table-row table:style-name="ro1">
          <table:table-cell office:value-type="string">
            <text:p>Sagittarius A*</text:p>
          </table:table-cell>
          <table:table-cell office:value-type="string">
            <text:p>GalacticCenter</text:p>
          </table:table-cell>
          <table:table-cell table:style-name="ce2" office:value-type="string">
            <text:p>17:45:40.045</text:p>
          </table:table-cell>
          <table:table-cell office:value-type="string">
            <text:p>-29:00:27.9</text:p>
          </table:table-cell>
          <table:table-cell office:value-type="float" office:value="25.9">
            <text:p>25.9</text:p>
          </table:table-cell>
          <table:table-cell office:value-type="float" office:value="0">
            <text:p>0.0</text:p>
          </table:table-cell>
          <table:table-cell office:value-type="float" office:value="4.649851">
            <text:p>4.6499</text:p>
          </table:table-cell>
          <table:table-cell office:value-type="float" office:value="-0.5062807">
            <text:p>-0.5063</text:p>
          </table:table-cell>
          <table:table-cell office:value-type="float" office:value="0.01">
            <text:p>0.0100000</text:p>
          </table:table-cell>
          <table:table-cell table:number-columns-repeated="247"/>
        </table:table-row>
        <table:table-row table:style-name="ro2" table:number-rows-repeated="653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ments" table:style-name="ta1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9" table:number-columns-repeated="254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Note</text:p>
          </table:table-cell>
          <table:table-cell table:style-name="ce1" table:number-columns-repeated="254"/>
        </table:table-row>
        <table:table-row table:style-name="ro3">
          <table:table-cell office:value-type="string">
            <text:p>GlobularCluster</text:p>
          </table:table-cell>
          <table:table-cell office:value-type="string">
            <text:p>Data originally from <text:a xlink:href="http://www.seds.org/~spider/spider/MWGC/mwgc.html">http://www.seds.org/~spider/spider/MWGC/mwgc.html</text:a></text:p>
          </table:table-cell>
          <table:table-cell table:number-columns-repeated="254"/>
        </table:table-row>
        <table:table-row table:style-name="ro4">
          <table:table-cell office:value-type="string">
            <text:p>GalacticCenter</text:p>
          </table:table-cell>
          <table:table-cell office:value-type="string">
            <text:p>Data originally from wikipedia, double checked with <text:a xlink:href="http://chandra.harvard.edu/photo/2003/0203long/">http://chandra.harvard.edu/photo/2003/0203long/</text:a>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08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dc:date>2008-05-14T08:08:03</dc:date>
    <meta:editing-cycles>13</meta:editing-cycles>
    <meta:editing-duration>PT56M19S</meta:editing-duration>
    <meta:user-defined meta:name="Info 1"/>
    <meta:user-defined meta:name="Info 2"/>
    <meta:user-defined meta:name="Info 3"/>
    <meta:user-defined meta:name="Info 4"/>
    <meta:document-statistic meta:table-count="2" meta:cell-count="1446"/>
  </office:meta>
</office:document-meta>
</file>